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0.614cm" fo:break-before="auto" style:use-optimal-row-height="true"/>
    </style:style>
    <style:style style:name="ro9" style:family="table-row">
      <style:table-row-properties style:row-height="1.169cm" fo:break-before="auto" style:use-optimal-row-height="true"/>
    </style:style>
    <style:style style:name="ro10" style:family="table-row">
      <style:table-row-properties style:row-height="0.5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6" style:family="table-cell" style:parent-style-name="Default">
      <style:table-cell-properties fo:border="0.002cm solid #000000"/>
    </style:style>
    <style:style style:name="ce5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8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number-columns-repeated="2"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20-02-09T13:22:22.19">
            <text:p>2020/2/9 13:22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11">
            <text:p>11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">
            <text:p>3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2-09T13:22:22.32">
            <text:p>2020/2/9 13:2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24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5" table:formula="of:=CONCATENATE(&quot;sn(&quot;;MAX(range_sn);&quot;)&quot;)" office:value-type="string" office:string-value="sn(155)">
            <text:p>sn(155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9"/>
          <table:table-cell table:style-name="ce60" table:formula="of:=CONCATENATE(&quot;sn(&quot;;MAX([.L2:.L25]);&quot;)&quot;)" office:value-type="string" office:string-value="sn(23)">
            <text:p>sn(23)</text:p>
          </table:table-cell>
          <table:table-cell table:style-name="ce63" office:value-type="string">
            <text:p>type</text:p>
          </table:table-cell>
          <table:table-cell table:style-name="ce63" office:value-type="string">
            <text:p>num</text:p>
          </table:table-cell>
          <table:table-cell table:style-name="ce67" office:value-type="string">
            <text:p>abbre.</text:p>
          </table:table-cell>
          <table:table-cell/>
          <table:table-cell table:style-name="ce60" office:value-type="string">
            <text:p>sn(19)</text:p>
          </table:table-cell>
          <table:table-cell table:style-name="ce63" office:value-type="string">
            <text:p>type</text:p>
          </table:table-cell>
          <table:table-cell table:style-name="ce63" office:value-type="string">
            <text:p>num</text:p>
          </table:table-cell>
          <table:table-cell table:style-name="ce67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83">
            <text:p>83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prev,R.1~sec-B</text:p>
          </table:table-cell>
          <table:table-cell table:style-name="ce49" office:value-type="string">
            <text:p>2018-08-07_18-29-30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2T09:35:49.14">
            <text:p>2020/1/12 9:35</text:p>
          </table:table-cell>
          <table:table-cell table:style-name="Default"/>
          <table:table-cell table:style-name="ce52"/>
          <table:table-cell table:style-name="ce61" office:value-type="float" office:value="1">
            <text:p>1</text:p>
          </table:table-cell>
          <table:table-cell table:style-name="ce64" office:value-type="string">
            <text:p>arpeggio</text:p>
          </table:table-cell>
          <table:table-cell table:style-name="ce66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61" office:value-type="float" office:value="1">
            <text:p>1</text:p>
          </table:table-cell>
          <table:table-cell table:style-name="ce64" office:value-type="string">
            <text:p>arpeggio</text:p>
          </table:table-cell>
          <table:table-cell table:style-name="ce66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84">
            <text:p>84</text:p>
          </table:table-cell>
          <table:table-cell table:style-name="ce36" office:value-type="float" office:value="2">
            <text:p>2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ex,prev-R.2 </text:p>
          </table:table-cell>
          <table:table-cell table:style-name="ce49" office:value-type="string">
            <text:p>2018-08-07_18-29-30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2T09:35:49.14">
            <text:p>2020/1/12 9:35</text:p>
          </table:table-cell>
          <table:table-cell table:style-name="Default"/>
          <table:table-cell table:style-name="ce52"/>
          <table:table-cell table:style-name="ce61" office:value-type="float" office:value="13">
            <text:p>13</text:p>
          </table:table-cell>
          <table:table-cell table:style-name="ce64" office:value-type="string">
            <text:p>backing</text:p>
          </table:table-cell>
          <table:table-cell table:style-name="ce66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61" office:value-type="float" office:value="13">
            <text:p>13</text:p>
          </table:table-cell>
          <table:table-cell table:style-name="ce64" office:value-type="string">
            <text:p>backing</text:p>
          </table:table-cell>
          <table:table-cell table:style-name="ce66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85">
            <text:p>85</text:p>
          </table:table-cell>
          <table:table-cell table:style-name="ce36" office:value-type="float" office:value="3">
            <text:p>3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new,backing</text:p>
          </table:table-cell>
          <table:table-cell table:style-name="ce49" office:value-type="string">
            <text:p>2018-08-07_18-29-30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12T09:35:49.14">
            <text:p>2020/1/12 9:35</text:p>
          </table:table-cell>
          <table:table-cell table:style-name="ce59" office:value-type="string">
            <text:p>*</text:p>
          </table:table-cell>
          <table:table-cell table:style-name="ce52"/>
          <table:table-cell table:style-name="ce61" office:value-type="float" office:value="2">
            <text:p>2</text:p>
          </table:table-cell>
          <table:table-cell table:style-name="ce65" office:value-type="string">
            <text:p>backing_staccato</text:p>
          </table:table-cell>
          <table:table-cell table:style-name="ce66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61" office:value-type="float" office:value="2">
            <text:p>2</text:p>
          </table:table-cell>
          <table:table-cell table:style-name="ce65" office:value-type="string">
            <text:p>backing_staccato</text:p>
          </table:table-cell>
          <table:table-cell table:style-name="ce66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6" office:value-type="float" office:value="86">
            <text:p>86</text:p>
          </table:table-cell>
          <table:table-cell table:style-name="ce36" office:value-type="float" office:value="4">
            <text:p>4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prev,R.3,derivative</text:p>
          </table:table-cell>
          <table:table-cell table:style-name="ce49" office:value-type="string">
            <text:p>2018-08-07_18-29-30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2T09:35:49.14">
            <text:p>2020/1/12 9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3">
            <text:p>3</text:p>
          </table:table-cell>
          <table:table-cell table:style-name="ce64" office:value-type="string">
            <text:p>c.p.</text:p>
          </table:table-cell>
          <table:table-cell table:style-name="ce66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61" office:value-type="float" office:value="3">
            <text:p>3</text:p>
          </table:table-cell>
          <table:table-cell table:style-name="ce64" office:value-type="string">
            <text:p>c.p.</text:p>
          </table:table-cell>
          <table:table-cell table:style-name="ce66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6" office:value-type="float" office:value="87">
            <text:p>87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blues-like</text:p>
          </table:table-cell>
          <table:table-cell table:style-name="ce49" office:value-type="string">
            <text:p>2018-08-08_18-37-3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2T09:39:06.18">
            <text:p>2020/1/12 9:3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4">
            <text:p>4</text:p>
          </table:table-cell>
          <table:table-cell table:style-name="ce64" office:value-type="string">
            <text:p>chord</text:p>
          </table:table-cell>
          <table:table-cell table:style-name="ce66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61" office:value-type="float" office:value="4">
            <text:p>4</text:p>
          </table:table-cell>
          <table:table-cell table:style-name="ce64" office:value-type="string">
            <text:p>chord</text:p>
          </table:table-cell>
          <table:table-cell table:style-name="ce66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6" office:value-type="float" office:value="88">
            <text:p>88</text:p>
          </table:table-cell>
          <table:table-cell table:style-name="ce36" office:value-type="float" office:value="2">
            <text:p>2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bossa </text:p>
          </table:table-cell>
          <table:table-cell table:style-name="ce49" office:value-type="string">
            <text:p>2018-08-08_18-37-3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2T09:39:06.18">
            <text:p>2020/1/12 9:3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7">
            <text:p>17</text:p>
          </table:table-cell>
          <table:table-cell table:style-name="ce64" office:value-type="string">
            <text:p>chord-table</text:p>
          </table:table-cell>
          <table:table-cell table:style-name="ce66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61" office:value-type="float" office:value="17">
            <text:p>17</text:p>
          </table:table-cell>
          <table:table-cell table:style-name="ce64" office:value-type="string">
            <text:p>chord-table</text:p>
          </table:table-cell>
          <table:table-cell table:style-name="ce66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6" office:value-type="float" office:value="89">
            <text:p>89</text:p>
          </table:table-cell>
          <table:table-cell table:style-name="ce36" office:value-type="float" office:value="3">
            <text:p>3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0-5-5のテーマ </text:p>
          </table:table-cell>
          <table:table-cell table:style-name="ce49" office:value-type="string">
            <text:p>2018-08-08_18-37-3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2T09:39:06.18">
            <text:p>2020/1/12 9:3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6">
            <text:p>16</text:p>
          </table:table-cell>
          <table:table-cell table:style-name="ce64" office:value-type="string">
            <text:p>etude</text:p>
          </table:table-cell>
          <table:table-cell table:style-name="ce66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61" office:value-type="float" office:value="16">
            <text:p>16</text:p>
          </table:table-cell>
          <table:table-cell table:style-name="ce64" office:value-type="string">
            <text:p>etude</text:p>
          </table:table-cell>
          <table:table-cell table:style-name="ce66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6" office:value-type="float" office:value="80">
            <text:p>8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7/23.14:50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2T09:31:22.89">
            <text:p>2020/1/12 9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5">
            <text:p>5</text:p>
          </table:table-cell>
          <table:table-cell table:style-name="ce65" office:value-type="string">
            <text:p>finger positions</text:p>
          </table:table-cell>
          <table:table-cell table:style-name="ce66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61" office:value-type="float" office:value="5">
            <text:p>5</text:p>
          </table:table-cell>
          <table:table-cell table:style-name="ce65" office:value-type="string">
            <text:p>finger positions</text:p>
          </table:table-cell>
          <table:table-cell table:style-name="ce66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6" office:value-type="float" office:value="81">
            <text:p>8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12T09:31:22.89">
            <text:p>2020/1/12 9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6">
            <text:p>6</text:p>
          </table:table-cell>
          <table:table-cell table:style-name="ce64" office:value-type="string">
            <text:p>frase</text:p>
          </table:table-cell>
          <table:table-cell table:style-name="ce66" table:formula="of:=COUNTIF(range_genre;[.M10])+[.S10]" office:value-type="float" office:value="103">
            <text:p>103</text:p>
          </table:table-cell>
          <table:table-cell table:style-name="ce46" office:value-type="string">
            <text:p>f</text:p>
          </table:table-cell>
          <table:table-cell/>
          <table:table-cell table:style-name="ce61" office:value-type="float" office:value="6">
            <text:p>6</text:p>
          </table:table-cell>
          <table:table-cell table:style-name="ce64" office:value-type="string">
            <text:p>frase</text:p>
          </table:table-cell>
          <table:table-cell table:style-name="ce66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82">
            <text:p>8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,use-hm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20-01-12T09:31:22.89">
            <text:p>2020/1/12 9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21">
            <text:p>21</text:p>
          </table:table-cell>
          <table:table-cell table:style-name="ce64" office:value-type="string">
            <text:p>fs</text:p>
          </table:table-cell>
          <table:table-cell table:style-name="ce66" table:formula="of:=COUNTIF(range_genre;[.M11])+[.S11]" office:value-type="float" office:value="15">
            <text:p>15</text:p>
          </table:table-cell>
          <table:table-cell table:style-name="ce46" office:value-type="string">
            <text:p>fs</text:p>
          </table:table-cell>
          <table:table-cell/>
          <table:table-cell table:style-name="ce61" office:value-type="float" office:value="7">
            <text:p>7</text:p>
          </table:table-cell>
          <table:table-cell table:style-name="ce64" office:value-type="string">
            <text:p>harmonics</text:p>
          </table:table-cell>
          <table:table-cell table:style-name="ce66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7" office:value-type="date" office:date-value="2019-12-17T09:01:44.68">
            <text:p>2019/12/17 9:0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7">
            <text:p>7</text:p>
          </table:table-cell>
          <table:table-cell table:style-name="ce64" office:value-type="string">
            <text:p>harmonics</text:p>
          </table:table-cell>
          <table:table-cell table:style-name="ce66" table:formula="of:=COUNTIF(range_genre;[.M12])+[.S12]" office:value-type="float" office:value="3">
            <text:p>3</text:p>
          </table:table-cell>
          <table:table-cell table:style-name="ce46" office:value-type="string">
            <text:p>hn</text:p>
          </table:table-cell>
          <table:table-cell/>
          <table:table-cell table:style-name="ce61" office:value-type="float" office:value="8">
            <text:p>8</text:p>
          </table:table-cell>
          <table:table-cell table:style-name="ce64" office:value-type="string">
            <text:p>harmony</text:p>
          </table:table-cell>
          <table:table-cell table:style-name="ce66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7" office:value-type="date" office:date-value="2019-12-17T09:02:33.13">
            <text:p>2019/12/17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8">
            <text:p>8</text:p>
          </table:table-cell>
          <table:table-cell table:style-name="ce64" office:value-type="string">
            <text:p>harmony</text:p>
          </table:table-cell>
          <table:table-cell table:style-name="ce66" table:formula="of:=COUNTIF(range_genre;[.M13])+[.S13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61" office:value-type="float" office:value="15">
            <text:p>15</text:p>
          </table:table-cell>
          <table:table-cell table:style-name="ce64" office:value-type="string">
            <text:p>memo</text:p>
          </table:table-cell>
          <table:table-cell table:style-name="ce66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115">
            <text:p>115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core~,ref=2019-1216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25T09:11:16.83">
            <text:p>2020/1/25 9:1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5">
            <text:p>15</text:p>
          </table:table-cell>
          <table:table-cell table:style-name="ce64" office:value-type="string">
            <text:p>memo</text:p>
          </table:table-cell>
          <table:table-cell table:style-name="ce66" table:formula="of:=COUNTIF(range_genre;[.M14])+[.S14]" office:value-type="float" office:value="9">
            <text:p>9</text:p>
          </table:table-cell>
          <table:table-cell table:style-name="ce46" office:value-type="string">
            <text:p>m</text:p>
          </table:table-cell>
          <table:table-cell/>
          <table:table-cell table:style-name="ce61" office:value-type="float" office:value="19">
            <text:p>19</text:p>
          </table:table-cell>
          <table:table-cell table:style-name="ce64" office:value-type="string">
            <text:p>other</text:p>
          </table:table-cell>
          <table:table-cell table:style-name="ce66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117">
            <text:p>1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ection=CODA,score+,ref=2019-1216</text:p>
          </table:table-cell>
          <table:table-cell table:style-name="ce49" office:value-type="string">
            <text:p>2020-01-25_18-58-4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6T14:28:11.03">
            <text:p>2020/1/26 14:2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9">
            <text:p>19</text:p>
          </table:table-cell>
          <table:table-cell table:style-name="ce64" office:value-type="string">
            <text:p>other</text:p>
          </table:table-cell>
          <table:table-cell table:style-name="ce66" table:formula="of:=COUNTIF(range_genre;[.M15])+[.S15]" office:value-type="float" office:value="32">
            <text:p>32</text:p>
          </table:table-cell>
          <table:table-cell table:style-name="ce46" office:value-type="string">
            <text:p>ot</text:p>
          </table:table-cell>
          <table:table-cell/>
          <table:table-cell table:style-name="ce61" office:value-type="float" office:value="9">
            <text:p>9</text:p>
          </table:table-cell>
          <table:table-cell table:style-name="ce64" office:value-type="string">
            <text:p>research</text:p>
          </table:table-cell>
          <table:table-cell table:style-name="ce66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17T09:01:44.68">
            <text:p>2019/12/17 9:0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22">
            <text:p>22</text:p>
          </table:table-cell>
          <table:table-cell table:style-name="ce64" office:value-type="string">
            <text:p>practice</text:p>
          </table:table-cell>
          <table:table-cell table:style-name="ce66" table:formula="of:=COUNTIF(range_genre;[.M16])+[.S16]" office:value-type="float" office:value="3">
            <text:p>3</text:p>
          </table:table-cell>
          <table:table-cell table:style-name="ce46" office:value-type="string">
            <text:p>p</text:p>
          </table:table-cell>
          <table:table-cell/>
          <table:table-cell table:style-name="ce61" office:value-type="float" office:value="10">
            <text:p>10</text:p>
          </table:table-cell>
          <table:table-cell table:style-name="ce64" office:value-type="string">
            <text:p>rhythm</text:p>
          </table:table-cell>
          <table:table-cell table:style-name="ce66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6" office:value-type="float" office:value="25">
            <text:p>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1).n,for=flamenco:shuffle,score+,t.105,R=1,patt-27(2).n,t.105=8th;16th 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7" office:value-type="date" office:date-value="2019-12-19T10:19:31.86">
            <text:p>2019/12/19 10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9">
            <text:p>9</text:p>
          </table:table-cell>
          <table:table-cell table:style-name="ce64" office:value-type="string">
            <text:p>research</text:p>
          </table:table-cell>
          <table:table-cell table:style-name="ce66" table:formula="of:=COUNTIF(range_genre;[.M17])+[.S17]" office:value-type="float" office:value="4">
            <text:p>4</text:p>
          </table:table-cell>
          <table:table-cell table:style-name="ce46" office:value-type="string">
            <text:p>rs</text:p>
          </table:table-cell>
          <table:table-cell/>
          <table:table-cell table:style-name="ce61" office:value-type="float" office:value="18">
            <text:p>18</text:p>
          </table:table-cell>
          <table:table-cell table:style-name="ce64" office:value-type="string">
            <text:p>scale-table</text:p>
          </table:table-cell>
          <table:table-cell table:style-name="ce66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7">
            <text:p>2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2.n,patt-27(5).n,for=flamenco:shuffle+percussion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20T09:32:47.9">
            <text:p>2019/12/20 9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0">
            <text:p>10</text:p>
          </table:table-cell>
          <table:table-cell table:style-name="ce64" office:value-type="string">
            <text:p>rhythm</text:p>
          </table:table-cell>
          <table:table-cell table:style-name="ce66" table:formula="of:=COUNTIF(range_genre;[.M18])+[.S18]" office:value-type="float" office:value="3">
            <text:p>3</text:p>
          </table:table-cell>
          <table:table-cell table:style-name="ce46" office:value-type="string">
            <text:p>rt</text:p>
          </table:table-cell>
          <table:table-cell/>
          <table:table-cell table:style-name="ce61" office:value-type="float" office:value="14">
            <text:p>14</text:p>
          </table:table-cell>
          <table:table-cell table:style-name="ce64" office:value-type="string">
            <text:p>song</text:p>
          </table:table-cell>
          <table:table-cell table:style-name="ce66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3.n,score+,for=flamenco:shuffle+percussion</text:p>
          </table:table-cell>
          <table:table-cell table:style-name="ce49" office:value-type="string">
            <text:p>2019-12-20_18-37-40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7" office:value-type="date" office:date-value="2019-12-22T11:32:14.25">
            <text:p>2019/12/22 11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8">
            <text:p>18</text:p>
          </table:table-cell>
          <table:table-cell table:style-name="ce64" office:value-type="string">
            <text:p>scale-table</text:p>
          </table:table-cell>
          <table:table-cell table:style-name="ce66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1" office:value-type="float" office:value="11">
            <text:p>11</text:p>
          </table:table-cell>
          <table:table-cell table:style-name="ce64" office:value-type="string">
            <text:p>struct</text:p>
          </table:table-cell>
          <table:table-cell table:style-name="ce66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72">
            <text:p>7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8(1).n,score+,for=flamenco:shuffle</text:p>
          </table:table-cell>
          <table:table-cell table:style-name="ce49" office:value-type="string">
            <text:p>2020-01-07_18-39-1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8T09:19:34.76">
            <text:p>2020/1/8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4">
            <text:p>14</text:p>
          </table:table-cell>
          <table:table-cell table:style-name="ce64" office:value-type="string">
            <text:p>song</text:p>
          </table:table-cell>
          <table:table-cell table:style-name="ce66" table:formula="of:=COUNTIF(range_genre;[.M20])+[.S20]" office:value-type="float" office:value="17">
            <text:p>17</text:p>
          </table:table-cell>
          <table:table-cell table:style-name="ce46" office:value-type="string">
            <text:p>s</text:p>
          </table:table-cell>
          <table:table-cell/>
          <table:table-cell table:style-name="ce61" office:value-type="float" office:value="12">
            <text:p>12</text:p>
          </table:table-cell>
          <table:table-cell table:style-name="ce64" office:value-type="string">
            <text:p>technique</text:p>
          </table:table-cell>
          <table:table-cell table:style-name="ce66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3.a.n,score+,for=flamenco:shuffle+percussion</text:p>
          </table:table-cell>
          <table:table-cell table:style-name="ce49" office:value-type="string">
            <text:p>2020-01-14_18-24-0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6T11:17:59.090001">
            <text:p>2020/1/16 11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1">
            <text:p>11</text:p>
          </table:table-cell>
          <table:table-cell table:style-name="ce64" office:value-type="string">
            <text:p>struct</text:p>
          </table:table-cell>
          <table:table-cell table:style-name="ce66" table:formula="of:=COUNTIF(range_genre;[.M21])+[.S21]" office:value-type="float" office:value="13">
            <text:p>13</text:p>
          </table:table-cell>
          <table:table-cell table:style-name="ce46" office:value-type="string">
            <text:p>st</text:p>
          </table:table-cell>
          <table:table-cell/>
          <table:table-cell table:style-name="ce61" office:value-type="float" office:value="20">
            <text:p>20</text:p>
          </table:table-cell>
          <table:table-cell table:style-name="ce64" office:value-type="string">
            <text:p>wu</text:p>
          </table:table-cell>
          <table:table-cell table:style-name="ce66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4.n,r,for=flamenco:shuffle+percussion,score+,t.90</text:p>
          </table:table-cell>
          <table:table-cell table:style-name="ce49" office:value-type="string">
            <text:p>2020-01-16_19-05-35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17T09:12:26.84">
            <text:p>2020/1/17 9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2">
            <text:p>12</text:p>
          </table:table-cell>
          <table:table-cell table:style-name="ce64" office:value-type="string">
            <text:p>technique</text:p>
          </table:table-cell>
          <table:table-cell table:style-name="ce66" table:formula="of:=COUNTIF(range_genre;[.M22])+[.S22]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104">
            <text:p>104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5)-1.n,t.85,score+,for=flamenco:shuffle+percussion</text:p>
          </table:table-cell>
          <table:table-cell table:style-name="ce49" office:value-type="string">
            <text:p>2020-01-20_18-59-5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21T10:32:33.82">
            <text:p>2020/1/21 10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20">
            <text:p>20</text:p>
          </table:table-cell>
          <table:table-cell table:style-name="ce64" office:value-type="string">
            <text:p>wu</text:p>
          </table:table-cell>
          <table:table-cell table:style-name="ce66" table:formula="of:=COUNTIF(range_genre;[.M23])+[.S23]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107">
            <text:p>10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1)-1.n,t.75,score~,t.85</text:p>
          </table:table-cell>
          <table:table-cell table:style-name="ce49" office:value-type="string">
            <text:p>2020-01-21_18-40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22T12:50:59.84">
            <text:p>2020/1/22 12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23">
            <text:p>23</text:p>
          </table:table-cell>
          <table:table-cell table:style-name="ce64" office:value-type="string">
            <text:p>task</text:p>
          </table:table-cell>
          <table:table-cell table:style-name="ce66" table:formula="of:=COUNTIF(range_genre;[.M24])+[.S24]" office:value-type="float" office:value="2">
            <text:p>2</text:p>
          </table:table-cell>
          <table:table-cell table:style-name="ce46" office:value-type="string">
            <text:p>task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113">
            <text:p>11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1)-1,t.85,score~,t.85 </text:p>
          </table:table-cell>
          <table:table-cell table:style-name="ce49"/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5T09:11:16.83">
            <text:p>2020/1/25 9:1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4">
            <text:p>114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(1),t.105,score~ </text:p>
          </table:table-cell>
          <table:table-cell table:style-name="ce49"/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5T09:11:16.83">
            <text:p>2020/1/25 9:1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0">
            <text:p>120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2)-1.n,t.85,score~,t.85</text:p>
          </table:table-cell>
          <table:table-cell table:style-name="ce49" office:value-type="string">
            <text:p>2020-01-25_18-58-4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26T14:28:11.03">
            <text:p>2020/1/26 14:2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1">
            <text:p>121</text:p>
          </table:table-cell>
          <table:table-cell table:style-name="ce36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3)-1.n,t.85,score~,t.85,R=3 / N+</text:p>
          </table:table-cell>
          <table:table-cell table:style-name="ce49" office:value-type="string">
            <text:p>2020-01-25_18-58-4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20-01-26T14:28:11.03">
            <text:p>2020/1/26 14:2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4">
            <text:p>124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(2)-1.n,t.100,score+</text:p>
          </table:table-cell>
          <table:table-cell table:style-name="ce49" office:value-type="string">
            <text:p>2020-01-26_19-07-2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7T10:55:05.56">
            <text:p>2020/1/27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7">
            <text:p>127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(2)-1①②③,t.100,score~</text:p>
          </table:table-cell>
          <table:table-cell table:style-name="ce49" office:value-type="string">
            <text:p>2020-01-27_19-03-04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8T09:22:27.84">
            <text:p>2020/1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8">
            <text:p>128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(2)-1④⑥,t.100,score+</text:p>
          </table:table-cell>
          <table:table-cell table:style-name="ce49" office:value-type="string">
            <text:p>2020-01-27_19-03-04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8T09:22:27.84">
            <text:p>2020/1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9">
            <text:p>129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4)-1.n,t.100,score+</text:p>
          </table:table-cell>
          <table:table-cell table:style-name="ce49" office:value-type="string">
            <text:p>2020-01-27_19-03-04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7" office:value-type="date" office:date-value="2020-01-28T09:22:27.84">
            <text:p>2020/1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3">
            <text:p>13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⑤,score~,t.80</text:p>
          </table:table-cell>
          <table:table-cell table:style-name="ce49" office:value-type="string">
            <text:p>2020-01-28_18-31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29T12:02:04.43">
            <text:p>2020/1/29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6">
            <text:p>13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⑥,score+,t.80</text:p>
          </table:table-cell>
          <table:table-cell table:style-name="ce49" office:value-type="string">
            <text:p>2020-01-29_19-09-49_000.jpg</text:p>
          </table:table-cell>
          <table:table-cell table:number-columns-repeated="2" table:style-name="ce36" office:value-type="string">
            <text:p>-</text:p>
          </table:table-cell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5">
            <text:p>145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⑥-2,score+,t.60</text:p>
          </table:table-cell>
          <table:table-cell table:style-name="ce49" office:value-type="string">
            <text:p>2020-02-01_19-02-3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2-02T09:53:14.130001">
            <text:p>2020/2/2 9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7" office:value-type="date" office:date-value="2019-12-10T10:00:41.54">
            <text:p>2019/12/10 10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10T10:00:41.54">
            <text:p>2019/12/10 10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11T12:07:19.81">
            <text:p>2019/12/11 12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11T12:07:19.81">
            <text:p>2019/12/11 12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19-12-11T12:07:19.81">
            <text:p>2019/12/11 12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12">
            <text:p>2019/12/12 0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19-12-12">
            <text:p>2019/12/12 0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19-12-12">
            <text:p>2019/12/12 0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13T08:59:07.25">
            <text:p>2019/12/13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19-12-17T09:02:33.13">
            <text:p>2019/12/17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 </text:p>
          </table:table-cell>
          <table:table-cell table:style-name="ce49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7" office:value-type="date" office:date-value="2019-12-18T14:33:06.060001">
            <text:p>2019/12/18 14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2),for=flamenco:rasgueado,t.105,score+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4">
            <text:p>4</text:p>
          </table:table-cell>
          <table:table-cell table:style-name="ce57" office:value-type="date" office:date-value="2019-12-18T14:33:06.060001">
            <text:p>2019/12/18 14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6">
            <text:p>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3">
            <text:p>3</text:p>
          </table:table-cell>
          <table:table-cell table:style-name="ce57" office:value-type="date" office:date-value="2019-12-19T10:19:31.86">
            <text:p>2019/12/19 10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3),patt-27(3)-2.n,for=flamenco:shuffle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20T09:32:47.9">
            <text:p>2019/12/20 9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1">
            <text:p>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(prev-1),r,t.85 </text:p>
          </table:table-cell>
          <table:table-cell table:style-name="ce49" office:value-type="string">
            <text:p>2019-12-22_18-43-09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19-12-23T09:33:28.96">
            <text:p>2019/12/23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2">
            <text:p>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patt-27(4)-2,patt-27(4)-3.n,score+,for=flamenco:shuffle+percussion</text:p>
          </table:table-cell>
          <table:table-cell table:style-name="ce49" office:value-type="string">
            <text:p>2019-12-22_18-43-0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R=1</text:p>
          </table:table-cell>
          <table:table-cell table:style-name="ce57" office:value-type="date" office:date-value="2019-12-23T09:33:28.96">
            <text:p>2019/12/23 9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6">
            <text:p>7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60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20-01-09T10:47:02.76">
            <text:p>2020/1/9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9">
            <text:p>7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75,score~</text:p>
          </table:table-cell>
          <table:table-cell table:style-name="ce49" office:value-type="string">
            <text:p>2020-01-09_18-47-04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1T13:44:22.04">
            <text:p>2020/1/11 13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3">
            <text:p>9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75,score~ </text:p>
          </table:table-cell>
          <table:table-cell table:style-name="ce49" office:value-type="string">
            <text:p>2020-01-12_18-59-0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3T09:00:38.32">
            <text:p>2020/1/13 9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3,score+,for=flamenco:shuffle+percussion,score~ </text:p>
          </table:table-cell>
          <table:table-cell table:style-name="ce49" office:value-type="string">
            <text:p>2020-01-14_18-24-0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6T11:17:59.090001">
            <text:p>2020/1/16 11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3">
            <text:p>10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for=flamenco:shuffle+percussion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1T10:32:33.82">
            <text:p>2020/1/21 10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8">
            <text:p>108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0(1),t.90,score+</text:p>
          </table:table-cell>
          <table:table-cell table:style-name="ce49" office:value-type="string">
            <text:p>2020-01-21_18-40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20-01-22T12:50:59.84">
            <text:p>2020/1/22 12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0">
            <text:p>11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9(1)-1,t.85,score~ </text:p>
          </table:table-cell>
          <table:table-cell table:style-name="ce49" office:value-type="string">
            <text:p>2020-01-22_19-04-30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3T13:35:53.98">
            <text:p>2020/1/23 13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1">
            <text:p>11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0(1)-1,t.85,score+</text:p>
          </table:table-cell>
          <table:table-cell table:style-name="ce49" office:value-type="string">
            <text:p>2020-01-22_19-04-30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3T13:35:53.98">
            <text:p>2020/1/23 13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9">
            <text:p>119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9(1)-1,t.85,score+ </text:p>
          </table:table-cell>
          <table:table-cell table:style-name="ce49" office:value-type="string">
            <text:p>2020-01-25_18-58-4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6T14:28:11.03">
            <text:p>2020/1/26 14:2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2">
            <text:p>1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0,score~,memo=2020-0126</text:p>
          </table:table-cell>
          <table:table-cell table:style-name="ce49" office:value-type="string">
            <text:p>2020-01-28_18-31-3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9T12:02:04.43">
            <text:p>2020/1/29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9">
            <text:p>13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0④;⑥,score-compi,score~,ch.~,t.90</text:p>
          </table:table-cell>
          <table:table-cell table:style-name="ce49" office:value-type="string">
            <text:p>2020-01-30_19-01-1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2-01T11:17:01.140001">
            <text:p>2020/2/1 11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8">
            <text:p>14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??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patt,mov-file=~,mov-loc=~,block=B,k.~,score+</text:p>
          </table:table-cell>
          <table:table-cell table:style-name="ce49" office:value-type="string">
            <text:p>2020-02-04_19-01-40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7" office:value-type="date" office:date-value="2020-02-05T11:19:25.33">
            <text:p>2020/2/5 11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3">
            <text:p>6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t.65,score+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6T11:29:56.06">
            <text:p>2020/1/6 11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4">
            <text:p>94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b.o.=m-4,t.65,score+</text:p>
          </table:table-cell>
          <table:table-cell table:style-name="ce49" office:value-type="string">
            <text:p>2020-01-12_18-59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13T09:00:38.32">
            <text:p>2020/1/13 9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6">
            <text:p>9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.n,score+,ch.A6+3</text:p>
          </table:table-cell>
          <table:table-cell table:style-name="ce49" office:value-type="string">
            <text:p>2020-01-13_20-10-41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4T08:42:34.52">
            <text:p>2020/1/14 8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3">
            <text:p>7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+5+6+7;A+2+3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09T10:47:02.76">
            <text:p>2020/1/9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1">
            <text:p>9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score+</text:p>
          </table:table-cell>
          <table:table-cell table:style-name="ce49" office:value-type="string">
            <text:p>2020-01-12_18-59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3T09:00:38.32">
            <text:p>2020/1/13 9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7">
            <text:p>7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1T13:44:22.04">
            <text:p>2020/1/11 13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5">
            <text:p>105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+,k.D+5+6+7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1T10:32:33.82">
            <text:p>2020/1/21 10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5">
            <text:p>9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patt-1(1).n,score+,ch.D,R=1,patt-1(2).n,score+,ch.A </text:p>
          </table:table-cell>
          <table:table-cell table:style-name="ce49" office:value-type="string">
            <text:p>2020-01-13_20-10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4T08:42:34.52">
            <text:p>2020/1/14 8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1">
            <text:p>10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patt-1(1),score~,ch.D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1T10:32:33.82">
            <text:p>2020/1/21 10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2">
            <text:p>10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score+,ch.A</text:p>
          </table:table-cell>
          <table:table-cell table:style-name="ce49" office:value-type="string">
            <text:p>2020-01-20_18-59-5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21T10:32:33.82">
            <text:p>2020/1/21 10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6">
            <text:p>10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(1).n,score+,ch.A;D,t.55</text:p>
          </table:table-cell>
          <table:table-cell table:style-name="ce49" office:value-type="string">
            <text:p>2020-01-21_18-40-04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7" office:value-type="date" office:date-value="2020-01-22T12:50:59.84">
            <text:p>2020/1/22 12:5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6">
            <text:p>1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(1):m-1,n,score+,ch.A;D,t.55,file=2020-0124-1</text:p>
          </table:table-cell>
          <table:table-cell table:style-name="ce49" office:value-type="string">
            <text:p>2020-01-25_18-58-4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26T14:28:11.03">
            <text:p>2020/1/26 14:2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1">
            <text:p>1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.n,score+,ch.A;D,file-id=39021,t.60</text:p>
          </table:table-cell>
          <table:table-cell table:style-name="ce49" office:value-type="string">
            <text:p>2020-01-28_18-31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29T12:02:04.43">
            <text:p>2020/1/29 12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5">
            <text:p>135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3).n,score+,ch.D,t.60</text:p>
          </table:table-cell>
          <table:table-cell table:style-name="ce49" office:value-type="string">
            <text:p>2020-01-29_19-09-4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0">
            <text:p>14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patt,patt-4(1).n,score+,ch.A,t.~,R=1</text:p>
          </table:table-cell>
          <table:table-cell table:style-name="ce49" office:value-type="string">
            <text:p>2020-01-31_19-00-26_000.mov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2-01T11:17:01.140001">
            <text:p>2020/2/1 11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9">
            <text:p>10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~,ch.A;D,t.55 </text:p>
          </table:table-cell>
          <table:table-cell table:style-name="ce49" office:value-type="string">
            <text:p>2020-01-22_19-04-30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3T13:35:53.98">
            <text:p>2020/1/23 13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2">
            <text:p>11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+,ch.A;D,t.55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25T09:11:16.83">
            <text:p>2020/1/25 9:1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8">
            <text:p>118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~ </text:p>
          </table:table-cell>
          <table:table-cell table:style-name="ce49" office:value-type="string">
            <text:p>2020-01-25_18-58-4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6T14:28:11.03">
            <text:p>2020/1/26 14:2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2">
            <text:p>12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:m-1,score~,ch.A;D,t.55</text:p>
          </table:table-cell>
          <table:table-cell table:style-name="ce49" office:value-type="string">
            <text:p>2020-01-26_19-07-2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7T10:55:05.56">
            <text:p>2020/1/27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3">
            <text:p>12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:m-2,score+,ch.A;D,t.~</text:p>
          </table:table-cell>
          <table:table-cell table:style-name="ce49" office:value-type="string">
            <text:p>2020-01-26_19-07-2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7T10:55:05.56">
            <text:p>2020/1/27 10:5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5">
            <text:p>1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:m-1,score~,ch.A;D,t.55</text:p>
          </table:table-cell>
          <table:table-cell table:style-name="ce49" office:value-type="string">
            <text:p>2020-01-27_19-03-04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8T09:22:27.84">
            <text:p>2020/1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6">
            <text:p>1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~,ch.A;D,t.60</text:p>
          </table:table-cell>
          <table:table-cell table:style-name="ce49" office:value-type="string">
            <text:p>2020-01-27_19-03-04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28T09:22:27.84">
            <text:p>2020/1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1">
            <text:p>14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ch.D,t.60,score~</text:p>
          </table:table-cell>
          <table:table-cell table:style-name="ce49" office:value-type="string">
            <text:p>2020-02-01_19-02-32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2-02T09:53:14.130001">
            <text:p>2020/2/2 9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6">
            <text:p>14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,k.~</text:p>
          </table:table-cell>
          <table:table-cell table:style-name="ce49" office:value-type="string">
            <text:p>2020-02-03_18-29-05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2-04T10:44:51.31">
            <text:p>2020/2/4 10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0">
            <text:p>130</text:p>
          </table:table-cell>
          <table:table-cell table:style-name="ce36" office:value-type="float" office:value="6">
            <text:p>6</text:p>
          </table:table-cell>
          <table:table-cell table:style-name="ce41" office:value-type="string">
            <text:p>f-103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theme=concept,score~</text:p>
          </table:table-cell>
          <table:table-cell table:style-name="ce49" office:value-type="string">
            <text:p>2020-01-27_19-03-04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20-01-28T09:22:27.84">
            <text:p>2020/1/28 9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4">
            <text:p>13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theme=concept,score~</text:p>
          </table:table-cell>
          <table:table-cell table:style-name="ce49" office:value-type="string">
            <text:p>2020-01-29_19-09-4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8">
            <text:p>13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theme=concept,score+,k.A</text:p>
          </table:table-cell>
          <table:table-cell table:style-name="ce49" office:value-type="string">
            <text:p>2020-01-30_19-01-1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2-01T11:17:01.140001">
            <text:p>2020/2/1 11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0">
            <text:p>15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ch.D,mov-file=~,mov-loc=~,block=B,patt-??.n,k.~,score+</text:p>
          </table:table-cell>
          <table:table-cell table:style-name="ce49" office:value-type="string">
            <text:p>2020-02-05_19-09-21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7" office:value-type="date" office:date-value="2020-02-06T10:47:00">
            <text:p>2020/2/6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1">
            <text:p>15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ch.D,mov-file=~,mov-loc=~,block=C.n,patt-??.n,k.~,score+</text:p>
          </table:table-cell>
          <table:table-cell table:style-name="ce49" office:value-type="string">
            <text:p>2020-02-05_19-09-21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7" office:value-type="date" office:date-value="2020-02-06T10:47:00">
            <text:p>2020/2/6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2">
            <text:p>15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ch.D,mov-file=~,mov-loc=~,block=B,patt-??.n,k.~,for=play-to-rythm,score~</text:p>
          </table:table-cell>
          <table:table-cell table:style-name="ce49" office:value-type="string">
            <text:p>2020-02-06_19-03-24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2-07T10:48:52.24">
            <text:p>2020/2/7 10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13T08:59:07.25">
            <text:p>2019/12/13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15T10:27:57.74">
            <text:p>2019/12/15 10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7" office:value-type="date" office:date-value="2019-12-15T10:27:57.74">
            <text:p>2019/12/15 10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15T10:27:57.74">
            <text:p>2019/12/15 10:2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R=1 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18T14:33:06.060001">
            <text:p>2019/12/18 14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n,patt-1:melody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18T14:33:06.060001">
            <text:p>2019/12/18 14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7">
            <text:p>3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patt-1(2)-1.n,patt-1(3)-1.n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26T10:12:08">
            <text:p>2019/12/26 10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8">
            <text:p>3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3)-2.n,for=fingering-alternative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26T10:12:08">
            <text:p>2019/12/26 10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-1.n,score+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29T14:44:16.6">
            <text:p>2019/12/29 14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2">
            <text:p>4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19-12-29T14:44:16.6">
            <text:p>2019/12/29 14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3">
            <text:p>4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t-1(2),t.90,video=0.15~;0.44~,file=2019-1228-1,block-B,patt-1(2)-2.n</text:p>
          </table:table-cell>
          <table:table-cell table:style-name="ce49" office:value-type="string">
            <text:p>2019-12-29_19-04-15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30T12:00:53.59">
            <text:p>2019/12/30 12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7">
            <text:p>47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,id=38535,score+ </text:p>
          </table:table-cell>
          <table:table-cell table:style-name="ce49" office:value-type="string">
            <text:p>2019-12-31_10-04-01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1T15:33:58.94">
            <text:p>2020/1/1 15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8">
            <text:p>48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-3.n,score~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20-01-01T15:33:58.94">
            <text:p>2020/1/1 15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eigen+ </text:p>
          </table:table-cell>
          <table:table-cell table:style-name="ce49" office:value-type="string">
            <text:p>2019-12-31_18-48-57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1T15:37:36.84">
            <text:p>2020/1/1 15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play+</text:p>
          </table:table-cell>
          <table:table-cell table:style-name="ce49" office:value-type="string">
            <text:p>2020-01-01_18-51-1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2T14:33:17.440001">
            <text:p>2020/1/2 14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6">
            <text:p>6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t.85,score~</text:p>
          </table:table-cell>
          <table:table-cell table:style-name="ce49" office:value-type="string">
            <text:p>2020-01-05_18-59-21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6T11:29:56.06">
            <text:p>2020/1/6 11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6">
            <text:p>4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fs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01T15:33:58.94">
            <text:p>2020/1/1 15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,patt-1,score+</text:p>
          </table:table-cell>
          <table:table-cell table:style-name="ce49" office:value-type="string">
            <text:p>2020-01-01_18-51-1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02T14:33:17.440001">
            <text:p>2020/1/2 14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7">
            <text:p>5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R=2,patt-3(1).n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2,3</text:p>
          </table:table-cell>
          <table:table-cell table:style-name="ce57" office:value-type="date" office:date-value="2020-01-04T12:18:44.84">
            <text:p>2020/1/4 12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6">
            <text:p>5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core+,k.F#+5</text:p>
          </table:table-cell>
          <table:table-cell table:style-name="ce49" office:value-type="string">
            <text:p>2020-01-02_19-05-0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3T10:26:09.46">
            <text:p>2020/1/3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5">
            <text:p>55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△;E△+2+4</text:p>
          </table:table-cell>
          <table:table-cell table:style-name="ce49" office:value-type="string">
            <text:p>2020-01-02_19-05-0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3T10:26:09.46">
            <text:p>2020/1/3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8">
            <text:p>5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4T12:18:44.84">
            <text:p>2020/1/4 12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score+,k.A+2+3;D+3+5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5T10:12:59.91">
            <text:p>2020/1/5 10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0">
            <text:p>7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k.D+3+5;A+5;D△+2;A+2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07T11:18:44.76">
            <text:p>2020/1/7 11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9">
            <text:p>6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7T11:18:44.76">
            <text:p>2020/1/7 11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10T10:00:41.54">
            <text:p>2019/12/10 10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 (2019-12-11_20-33-56_000.jpg)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13T08:59:07.25">
            <text:p>2019/12/13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3">
            <text:p>3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3-1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fs</text:p>
          </table:table-cell>
          <table:table-cell table:style-name="ce40" office:value-type="float" office:value="1">
            <text:p>1</text:p>
          </table:table-cell>
          <table:table-cell table:style-name="ce57" office:value-type="date" office:date-value="2019-12-24T09:02:25.91">
            <text:p>2019/12/24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;Gm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25T11:42:30.860001">
            <text:p>2019/12/25 11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9">
            <text:p>3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50" office:value-type="string">
            <text:p>~&gt;f-96<text:tab/>n,patt-1(1).n,score+,R=2,(1)-2.n,score+,(2).n,score+,section=main;coda,R=1</text:p>
          </table:table-cell>
          <table:table-cell table:style-name="ce49" office:value-type="string">
            <text:p>2019-12-27_18-49-27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7" office:value-type="date" office:date-value="2019-12-29T14:42:23.03">
            <text:p>2019/12/29 14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~&gt;f-96,patt,patt-1(2),score~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29T14:44:16.6">
            <text:p>2019/12/29 14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51" office:value-type="string">
            <text:p>-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1T15:33:58.94">
            <text:p>2020/1/1 15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0">
            <text:p>5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i.f.=f-96;patt-1(2)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1T15:37:36.84">
            <text:p>2020/1/1 15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4">
            <text:p>7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9T10:47:02.76">
            <text:p>2020/1/9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core~,theme=shuffle</text:p>
          </table:table-cell>
          <table:table-cell table:style-name="ce49" office:value-type="string">
            <text:p>2020-01-16_19-05-35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17T09:12:26.84">
            <text:p>2020/1/17 9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k.G#,score+,table+~frets=5-9</text:p>
          </table:table-cell>
          <table:table-cell table:style-name="ce49" office:value-type="string">
            <text:p>2020-01-17_18-48-41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7" office:value-type="date" office:date-value="2020-01-18T08:56:00.6">
            <text:p>2020/1/18 8:5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7">
            <text:p>137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file=2020-0127-1,score+,R=~ / N+</text:p>
          </table:table-cell>
          <table:table-cell table:style-name="ce49" office:value-type="string">
            <text:p>2020-01-29_19-09-49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-</text:p>
          </table:table-cell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2">
            <text:p>14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file=~,t.90;100,score~</text:p>
          </table:table-cell>
          <table:table-cell table:style-name="ce49" office:value-type="string">
            <text:p>2020-02-01_19-02-3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2-02T09:53:14.130001">
            <text:p>2020/2/2 9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4">
            <text:p>15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ch.D,mov-file=~,mov-loc=~,block=~,patt-~,k.D,t.55,for=~,score+</text:p>
          </table:table-cell>
          <table:table-cell table:style-name="ce49"/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2-09T13:20:27.67">
            <text:p>2020/2/9 13:2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4">
            <text:p>4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.n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2-29_19-04-15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19-12-30T12:00:53.59">
            <text:p>2019/12/30 12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19-12-25T11:42:30.860001">
            <text:p>2019/12/25 11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1">
            <text:p>5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prev.fs-2,file=2019-1230-2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01T15:37:36.84">
            <text:p>2020/1/1 15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m-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A6+3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memo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05T10:12:59.91">
            <text:p>2020/1/5 10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score+,t.80</text:p>
          </table:table-cell>
          <table:table-cell table:style-name="ce49" office:value-type="string">
            <text:p>2020-01-14_18-24-0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16T11:17:59.090001">
            <text:p>2020/1/16 11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score+,k.B</text:p>
          </table:table-cell>
          <table:table-cell table:style-name="ce49" office:value-type="string">
            <text:p>2020-01-16_19-05-35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7T09:12:26.84">
            <text:p>2020/1/17 9:1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2">
            <text:p>6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t.65,score~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20-01-05T10:12:59.91">
            <text:p>2020/1/5 10:1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5">
            <text:p>6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actice</text:p>
          </table:table-cell>
          <table:table-cell table:style-name="ce36" office:value-type="string">
            <text:p>-</text:p>
          </table:table-cell>
          <table:table-cell table:style-name="ce57" office:value-type="date" office:date-value="2020-01-06T11:29:56.06">
            <text:p>2020/1/6 11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8">
            <text:p>6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7" office:value-type="date" office:date-value="2020-01-07T11:18:44.76">
            <text:p>2020/1/7 11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1">
            <text:p>7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7_18-39-1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8T09:19:34.76">
            <text:p>2020/1/8 9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5">
            <text:p>7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8_18-54-0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9T10:47:02.76">
            <text:p>2020/1/9 10:4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8">
            <text:p>7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11T13:44:22.04">
            <text:p>2020/1/11 13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2">
            <text:p>9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,t.80</text:p>
          </table:table-cell>
          <table:table-cell table:style-name="ce49" office:value-type="string">
            <text:p>2020-01-12_18-59-08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13T09:00:38.32">
            <text:p>2020/1/13 9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9">
            <text:p>5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ractice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for=prev.s-3;solo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4">
            <text:p>4</text:p>
          </table:table-cell>
          <table:table-cell table:style-name="ce57" office:value-type="date" office:date-value="2020-01-04T12:18:44.84">
            <text:p>2020/1/4 12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7">
            <text:p>6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prev</text:p>
          </table:table-cell>
          <table:table-cell table:style-name="ce44" office:value-type="string">
            <text:p>s-1,t.65,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1-07T11:18:44.76">
            <text:p>2020/1/7 11:1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4">
            <text:p>6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-2,t.70,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ev</text:p>
          </table:table-cell>
          <table:table-cell table:style-name="ce36" office:value-type="string">
            <text:p>-</text:p>
          </table:table-cell>
          <table:table-cell table:style-name="ce57" office:value-type="date" office:date-value="2020-01-06T11:29:56.06">
            <text:p>2020/1/6 11:2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r-3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E▽+2+6,score+ </text:p>
          </table:table-cell>
          <table:table-cell table:style-name="ce49" office:value-type="string">
            <text:p>2020-01-02_19-05-08_000.jpg</text:p>
          </table:table-cell>
          <table:table-cell table:style-name="ce36" office:value-type="string">
            <text:p>research</text:p>
          </table:table-cell>
          <table:table-cell table:style-name="ce36" office:value-type="string">
            <text:p>-</text:p>
          </table:table-cell>
          <table:table-cell table:style-name="ce57" office:value-type="date" office:date-value="2020-01-03T10:26:09.46">
            <text:p>2020/1/3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0">
            <text:p>9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res</text:p>
          </table:table-cell>
          <table:table-cell table:style-name="ce42" office:value-type="string">
            <text:p>res</text:p>
          </table:table-cell>
          <table:table-cell table:style-name="ce44" office:value-type="string">
            <text:p>.hm</text:p>
          </table:table-cell>
          <table:table-cell table:style-name="ce49" office:value-type="string">
            <text:p>2018-08-08_18-37-3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1-12T09:39:06.18">
            <text:p>2020/1/12 9:3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.n,for=harmony(hm),k.B7+2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19-12-18T14:33:06.060001">
            <text:p>2019/12/18 14:3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9">
            <text:p>2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2:chord-no.2,source=g-1217-3,,chord=D,for=harmony(hm),k.B7+2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7" office:value-type="date" office:date-value="2019-12-20T09:32:47.9">
            <text:p>2019/12/20 9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4">
            <text:p>3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1:chord-no.2,source=g-1217-3,for=harmony(hm),k.B7+2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7" office:value-type="date" office:date-value="2019-12-24T09:02:25.91">
            <text:p>2019/12/24 9:0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7">
            <text:p>14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block=A,score+,k.A</text:p>
          </table:table-cell>
          <table:table-cell table:style-name="ce49" office:value-type="string">
            <text:p>2020-02-03_18-29-05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7" office:value-type="date" office:date-value="2020-02-04T10:44:51.31">
            <text:p>2020/2/4 10:44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3">
            <text:p>14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ch.~,t.~,score~</text:p>
          </table:table-cell>
          <table:table-cell table:style-name="ce49" office:value-type="string">
            <text:p>2020-02-01_19-02-32_000.jpg</text:p>
          </table:table-cell>
          <table:table-cell table:style-name="ce36" office:value-type="string">
            <text:p>task</text:p>
          </table:table-cell>
          <table:table-cell table:style-name="ce36" office:value-type="string">
            <text:p>-</text:p>
          </table:table-cell>
          <table:table-cell table:style-name="ce57" office:value-type="date" office:date-value="2020-02-02T09:53:14.130001">
            <text:p>2020/2/2 9:5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9">
            <text:p>14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mov-file=~,cake-id=37173,mov-loc=~,block=B,k.A7+4+5;A6+3+4;A9+3,score+</text:p>
          </table:table-cell>
          <table:table-cell table:style-name="ce49" office:value-type="string">
            <text:p>2020-02-04_19-01-40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7" office:value-type="date" office:date-value="2020-02-05T11:19:25.33">
            <text:p>2020/2/5 11:1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3">
            <text:p>15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task-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ch.A,mov-file=~,mov-loc=~,block=B,patt-??.n,k.~,score+,R=1 / N+</text:p>
          </table:table-cell>
          <table:table-cell table:style-name="ce49" office:value-type="string">
            <text:p>2020-02-06_19-03-24_000.jpg</text:p>
          </table:table-cell>
          <table:table-cell table:style-name="ce36" office:value-type="string">
            <text:p>task</text:p>
          </table:table-cell>
          <table:table-cell table:style-name="ce40" office:value-type="float" office:value="1">
            <text:p>1</text:p>
          </table:table-cell>
          <table:table-cell table:style-name="ce57" office:value-type="date" office:date-value="2020-02-07T10:48:52.24">
            <text:p>2020/2/7 10:4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5">
            <text:p>155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task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t.55,score~</text:p>
          </table:table-cell>
          <table:table-cell table:style-name="ce49" office:value-type="string">
            <text:p>R=~ / TEMPLATE fs-1.n,ch.D,mov-file=~,mov-loc=~,block=~,patt-~,k.D,t.55,for=~,score+</text:p>
          </table:table-cell>
          <table:table-cell table:number-columns-repeated="2" table:style-name="ce36" office:value-type="string">
            <text:p>-</text:p>
          </table:table-cell>
          <table:table-cell table:style-name="ce57" office:value-type="date" office:date-value="2020-02-09T13:20:27.67">
            <text:p>2020/2/9 13:2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7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8" table:formula="of:=NOW()" office:value-type="date" office:date-value="2020-02-09T13:22:20.47">
            <text:p>2020/2/9 13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/>
          <table:table-cell office:value-type="string">
            <text:p>*</text:p>
          </table:table-cell>
          <table:table-cell table:number-columns-repeated="7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4" office:value-type="string">
            <text:p>rs-24</text:p>
          </table:table-cell>
          <table:table-cell table:style-name="ce54" office:value-type="string">
            <text:p>,tune=d.C </text:p>
          </table:table-cell>
          <table:table-cell table:style-name="ce54"/>
          <table:table-cell table:number-columns-repeated="2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4" office:value-type="string">
            <text:p>,k.D,tune=d.D</text:p>
          </table:table-cell>
          <table:table-cell table:style-name="ce54" office:value-type="string">
            <text:p>R=1 </text:p>
          </table:table-cell>
          <table:table-cell table:number-columns-repeated="2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4" office:value-type="string">
            <text:p>f-64</text:p>
          </table:table-cell>
          <table:table-cell table:style-name="ce54" office:value-type="string">
            <text:p>,tune=d.D</text:p>
          </table:table-cell>
          <table:table-cell table:style-name="ce54" office:value-type="string">
            <text:p>R=1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4" office:value-type="string">
            <text:p>f-64</text:p>
          </table:table-cell>
          <table:table-cell table:style-name="ce54" office:value-type="string">
            <text:p>var,type=tap-guitar</text:p>
          </table:table-cell>
          <table:table-cell table:style-name="ce54" office:value-type="string">
            <text:p>R=2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s-4</text:p>
          </table:table-cell>
          <table:table-cell table:style-name="ce54" office:value-type="string">
            <text:p>var,memo-eigen=sec-3;p.1</text:p>
          </table:table-cell>
          <table:table-cell table:style-name="ce54" office:value-type="string">
            <text:p>R=3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s-4</text:p>
          </table:table-cell>
          <table:table-cell table:style-name="ce54" office:value-type="string">
            <text:p>var,memo-eigen=sec-2;p.1;patt-4,(2)</text:p>
          </table:table-cell>
          <table:table-cell table:style-name="ce54" office:value-type="string">
            <text:p>R=4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4" office:value-type="string">
            <text:p>f-65</text:p>
          </table:table-cell>
          <table:table-cell table:style-name="ce54" office:value-type="string">
            <text:p>,k.A,chords=A;D;E</text:p>
          </table:table-cell>
          <table:table-cell table:style-name="ce54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10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195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196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formula="of:=[.D197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formula="of:=[.D198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style-name="ce46" table:formula="of:=[.D199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200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203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204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46" table:formula="of:=[.D205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6.501cm" svg:y="130.99cm" draw:caption-point-x="-1.353cm" draw:caption-point-y="2.47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10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225];6;2)" office:value-type="string" office:string-value="09">
            <text:p>09</text:p>
          </table:table-cell>
          <table:table-cell table:formula="of:=MID([.F225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225];[.I225];&quot;-&quot;;LEFT([.G22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34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5" table:formula="of:=CONCATENATE(&quot;sn(&quot;;MAX(range_sn);&quot;)&quot;)" office:value-type="string" office:string-value="sn(155)">
            <text:p>sn(155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9" office:value-type="string">
            <text:p>*</text:p>
          </table:table-cell>
          <table:table-cell table:style-name="ce59"/>
          <table:table-cell table:style-name="ce60" table:formula="of:=CONCATENATE(&quot;sn(&quot;;MAX([.L2:.L4]);&quot;)&quot;)" office:value-type="string" office:string-value="sn(13)">
            <text:p>sn(13)</text:p>
          </table:table-cell>
          <table:table-cell table:style-name="ce63" office:value-type="string">
            <text:p>type</text:p>
          </table:table-cell>
          <table:table-cell table:style-name="ce63" office:value-type="string">
            <text:p>num</text:p>
          </table:table-cell>
          <table:table-cell table:style-name="ce67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8" office:value-type="float" office:value="1">
            <text:p>1</text:p>
          </table:table-cell>
          <table:table-cell table:style-name="ce70"/>
          <table:table-cell table:style-name="ce71" office:value-type="string">
            <text:p>s-4</text:p>
          </table:table-cell>
          <table:table-cell table:style-name="ce72" office:value-type="string">
            <text:p>1</text:p>
          </table:table-cell>
          <table:table-cell table:style-name="ce70" office:value-type="string">
            <text:p>s.1:patt-2,k.E</text:p>
          </table:table-cell>
          <table:table-cell table:style-name="ce74" office:value-type="string">
            <text:p>2019-10-05_18-41-36_000.jpg</text:p>
          </table:table-cell>
          <table:table-cell table:style-name="ce69"/>
          <table:table-cell table:style-name="ce70"/>
          <table:table-cell table:style-name="ce75" office:value-type="date" office:date-value="2019-10-06T08:06:14.08">
            <text:p>2019/10/6 8:0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">
            <text:p>1</text:p>
          </table:table-cell>
          <table:table-cell table:style-name="ce64" office:value-type="string">
            <text:p>arpeggio</text:p>
          </table:table-cell>
          <table:table-cell table:style-name="ce66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8" office:value-type="float" office:value="2">
            <text:p>2</text:p>
          </table:table-cell>
          <table:table-cell table:style-name="ce70"/>
          <table:table-cell table:style-name="ce71" office:value-type="string">
            <text:p>f-59</text:p>
          </table:table-cell>
          <table:table-cell table:style-name="ce73" office:value-type="string">
            <text:p>1</text:p>
          </table:table-cell>
          <table:table-cell table:style-name="ce70" office:value-type="string">
            <text:p>s.1:opening</text:p>
          </table:table-cell>
          <table:table-cell table:style-name="ce74" office:value-type="string">
            <text:p>2019-10-05_18-41-24_000.jpg</text:p>
          </table:table-cell>
          <table:table-cell table:style-name="ce68"/>
          <table:table-cell table:style-name="ce70"/>
          <table:table-cell table:style-name="ce75" office:value-type="date" office:date-value="2019-10-06T08:07:38.5">
            <text:p>2019/10/6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3">
            <text:p>13</text:p>
          </table:table-cell>
          <table:table-cell table:style-name="ce64" office:value-type="string">
            <text:p>backing</text:p>
          </table:table-cell>
          <table:table-cell table:style-name="ce66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8" office:value-type="float" office:value="3">
            <text:p>3</text:p>
          </table:table-cell>
          <table:table-cell table:style-name="ce70"/>
          <table:table-cell table:style-name="ce71" office:value-type="string">
            <text:p>f-59</text:p>
          </table:table-cell>
          <table:table-cell table:style-name="ce73" office:value-type="string">
            <text:p>2</text:p>
          </table:table-cell>
          <table:table-cell table:style-name="ce70" office:value-type="string">
            <text:p>patt-2,静か,t.70</text:p>
          </table:table-cell>
          <table:table-cell table:style-name="ce74" office:value-type="string">
            <text:p>2019-10-05_18-41-24_000.jpg</text:p>
          </table:table-cell>
          <table:table-cell table:style-name="ce68"/>
          <table:table-cell table:style-name="ce70"/>
          <table:table-cell table:style-name="ce75" office:value-type="date" office:date-value="2019-10-06T08:07:38.5">
            <text:p>2019/10/6 8:0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2">
            <text:p>2</text:p>
          </table:table-cell>
          <table:table-cell table:style-name="ce65" office:value-type="string">
            <text:p>backing_staccato</text:p>
          </table:table-cell>
          <table:table-cell table:style-name="ce66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9" office:value-type="float" office:value="4">
            <text:p>4</text:p>
          </table:table-cell>
          <table:table-cell table:style-name="ce69"/>
          <table:table-cell table:style-name="ce71" office:value-type="string">
            <text:p>s-4</text:p>
          </table:table-cell>
          <table:table-cell table:style-name="ce73" office:value-type="string">
            <text:p>2,3</text:p>
          </table:table-cell>
          <table:table-cell table:style-name="ce70" office:value-type="string">
            <text:p>:m music / log / gt / memos-eigen / s-4 / p.1 || s.1:score,patt-2,k.E || s.2:score,patt-3 || s.3:score,patt-4</text:p>
          </table:table-cell>
          <table:table-cell table:style-name="ce74" office:value-type="string">
            <text:p>2019-10-07_16-34-53_000.jpg</text:p>
          </table:table-cell>
          <table:table-cell table:style-name="ce69"/>
          <table:table-cell table:style-name="ce70"/>
          <table:table-cell table:style-name="ce75" office:value-type="date" office:date-value="2019-10-08T11:32:05.43">
            <text:p>2019/10/8 11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4" table:number-columns-repeated="2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69" table:number-columns-repeated="2"/>
          <table:table-cell table:style-name="ce71"/>
          <table:table-cell table:style-name="ce73"/>
          <table:table-cell table:style-name="ce70"/>
          <table:table-cell table:style-name="ce74"/>
          <table:table-cell table:style-name="ce69"/>
          <table:table-cell table:style-name="ce70"/>
          <table:table-cell table:style-name="ce75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8" table:formula="of:=NOW()" office:value-type="date" office:date-value="2020-02-09T13:22:22.78">
            <text:p>2020/2/9 13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f-6(--&gt; f-7),practice</text:p>
          </table:table-cell>
          <table:table-cell table:style-name="ce54" office:value-type="string">
            <text:p>R=1 </text:p>
          </table:table-cell>
          <table:table-cell table:style-name="ce5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4" office:value-type="string">
            <text:p>f-1,var,chord=C△-&gt;pattern-1;chord=D△-&gt;pattern-1</text:p>
          </table:table-cell>
          <table:table-cell table:style-name="ce54" office:value-type="string">
            <text:p>R=2 </text:p>
          </table:table-cell>
          <table:table-cell table:style-name="ce5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4" office:value-type="string">
            <text:p>f-1,var,chord=C△-&gt;pattern-2;chord=D△-&gt;pattern-2</text:p>
          </table:table-cell>
          <table:table-cell table:style-name="ce54" office:value-type="string">
            <text:p>R=3 </text:p>
          </table:table-cell>
          <table:table-cell table:style-name="ce5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4" office:value-type="string">
            <text:p>f-9</text:p>
          </table:table-cell>
          <table:table-cell table:style-name="ce54" office:value-type="string">
            <text:p>,random</text:p>
          </table:table-cell>
          <table:table-cell table:style-name="ce54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4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177cm" draw:caption-point-x="-1.353cm" draw:caption-point-y="2.272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office:forms form:automatic-focus="false" form:apply-design-mode="false"/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6" office:value-type="float" office:value="1">
            <text:p>1</text:p>
          </table:table-cell>
          <table:table-cell table:style-name="ce77"/>
          <table:table-cell table:style-name="ce78"/>
          <table:table-cell table:style-name="ce80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6" office:value-type="float" office:value="2">
            <text:p>2</text:p>
          </table:table-cell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86"/>
          <table:table-cell table:style-name="ce83"/>
          <table:table-cell table:style-name="ce87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6" office:value-type="float" office:value="3">
            <text:p>3</text:p>
          </table:table-cell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86"/>
          <table:table-cell table:style-name="ce83"/>
          <table:table-cell table:style-name="ce87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 table:number-columns-repeated="2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11">
            <text:p>11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">
            <text:p>3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8" table:number-columns-repeated="2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 table:number-columns-repeated="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5"/>
          <table:table-cell table:style-name="ce83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5"/>
          <table:table-cell table:style-name="ce83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3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4"/>
          <table:table-cell table:style-name="ce87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3"/>
          <table:table-cell table:style-name="ce87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79"/>
          <table:table-cell table:style-name="ce82"/>
          <table:table-cell table:style-name="ce84"/>
          <table:table-cell table:style-name="ce77"/>
          <table:table-cell table:style-name="ce84"/>
          <table:table-cell table:style-name="ce87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6"/>
          <table:table-cell table:style-name="ce77"/>
          <table:table-cell table:style-name="ce78"/>
          <table:table-cell table:style-name="ce81"/>
          <table:table-cell table:style-name="ce82"/>
          <table:table-cell table:style-name="ce84"/>
          <table:table-cell table:style-name="ce77"/>
          <table:table-cell table:style-name="ce83"/>
          <table:table-cell table:style-name="ce8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2-09T13:22:22.88">
            <text:p>2020/2/9 13:2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88" table:formula="of:=CONCATENATE(&quot;sn(&quot;;MAX(range_sn__kb);&quot;)&quot;)" office:value-type="string" office:string-value="sn(59)">
            <text:p>sn(59)</text:p>
          </table:table-cell>
          <table:table-cell table:style-name="ce88" office:value-type="string">
            <text:p>session num</text:p>
          </table:table-cell>
          <table:table-cell table:style-name="ce88" office:value-type="string">
            <text:p>code</text:p>
          </table:table-cell>
          <table:table-cell table:style-name="ce88" office:value-type="string">
            <text:p>type</text:p>
          </table:table-cell>
          <table:table-cell table:style-name="ce88" office:value-type="string">
            <text:p>memos</text:p>
          </table:table-cell>
          <table:table-cell table:style-name="ce88" office:value-type="string">
            <text:p>file</text:p>
          </table:table-cell>
          <table:table-cell table:style-name="ce88" office:value-type="string">
            <text:p>genre</text:p>
          </table:table-cell>
          <table:table-cell table:style-name="ce88" office:value-type="string">
            <text:p>R=</text:p>
          </table:table-cell>
          <table:table-cell table:style-name="ce88" office:value-type="string">
            <text:p>entry</text:p>
          </table:table-cell>
          <table:table-cell table:style-name="Default"/>
          <table:table-cell table:style-name="ce59"/>
          <table:table-cell table:style-name="ce60" table:formula="of:=CONCATENATE(&quot;sn(&quot;;MAX([.L2:.L22]);&quot;)&quot;)" office:value-type="string" office:string-value="sn(20)">
            <text:p>sn(20)</text:p>
          </table:table-cell>
          <table:table-cell table:style-name="ce63" office:value-type="string">
            <text:p>type</text:p>
          </table:table-cell>
          <table:table-cell table:style-name="ce63" office:value-type="string">
            <text:p>num</text:p>
          </table:table-cell>
          <table:table-cell table:style-name="ce67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9" office:value-type="float" office:value="8">
            <text:p>8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ar-1</text:p>
          </table:table-cell>
          <table:table-cell table:style-name="ce93"/>
          <table:table-cell table:style-name="ce95" office:value-type="string">
            <text:p>,k.C,notes=1-5-7-8-5+</text:p>
          </table:table-cell>
          <table:table-cell table:style-name="ce98" office:value-type="string">
            <text:p>2019-09-30_17-28-22_000.jpg</text:p>
          </table:table-cell>
          <table:table-cell table:style-name="ce89" office:value-type="string">
            <text:p>arpeggio</text:p>
          </table:table-cell>
          <table:table-cell table:style-name="ce92" office:value-type="string">
            <text:p>1v</text:p>
          </table:table-cell>
          <table:table-cell table:style-name="ce99" office:value-type="date" office:date-value="2019-10-01T10:42:30.88">
            <text:p>2019/10/1 10:42</text:p>
          </table:table-cell>
          <table:table-cell table:style-name="Default"/>
          <table:table-cell table:style-name="ce52"/>
          <table:table-cell table:style-name="ce61" office:value-type="float" office:value="1">
            <text:p>1</text:p>
          </table:table-cell>
          <table:table-cell table:style-name="ce64" office:value-type="string">
            <text:p>arpeggio</text:p>
          </table:table-cell>
          <table:table-cell table:style-name="ce66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9" office:value-type="float" office:value="2">
            <text:p>2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c.p.-1</text:p>
          </table:table-cell>
          <table:table-cell table:style-name="ce93"/>
          <table:table-cell table:style-name="ce95" office:value-type="string">
            <text:p>(2),chords=C△-D△-E7 </text:p>
          </table:table-cell>
          <table:table-cell table:style-name="ce98" office:value-type="string">
            <text:p>2019-09-08_17-42-56_000.jpg</text:p>
          </table:table-cell>
          <table:table-cell table:style-name="ce89" office:value-type="string">
            <text:p>c.p.</text:p>
          </table:table-cell>
          <table:table-cell table:style-name="ce92" office:value-type="string">
            <text:p>-</text:p>
          </table:table-cell>
          <table:table-cell table:style-name="ce99" office:value-type="date" office:date-value="2019-09-09T10:26:34.7">
            <text:p>2019/9/9 10:26</text:p>
          </table:table-cell>
          <table:table-cell table:style-name="Default"/>
          <table:table-cell table:style-name="ce52"/>
          <table:table-cell table:style-name="ce61" office:value-type="float" office:value="13">
            <text:p>13</text:p>
          </table:table-cell>
          <table:table-cell table:style-name="ce64" office:value-type="string">
            <text:p>backing</text:p>
          </table:table-cell>
          <table:table-cell table:style-name="ce66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9" office:value-type="float" office:value="34">
            <text:p>34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1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patt-2.n</text:p>
          </table:table-cell>
          <table:table-cell table:style-name="ce98" office:value-type="string">
            <text:p>2019-11-08_15-39-29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1-09T14:40:18.07">
            <text:p>2019/11/9 14:40</text:p>
          </table:table-cell>
          <table:table-cell table:style-name="ce59" office:value-type="string">
            <text:p>*</text:p>
          </table:table-cell>
          <table:table-cell table:style-name="ce52"/>
          <table:table-cell table:style-name="ce61" office:value-type="float" office:value="2">
            <text:p>2</text:p>
          </table:table-cell>
          <table:table-cell table:style-name="ce65" office:value-type="string">
            <text:p>backing_staccato</text:p>
          </table:table-cell>
          <table:table-cell table:style-name="ce66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9" office:value-type="float" office:value="29">
            <text:p>29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</text:p>
          </table:table-cell>
          <table:table-cell table:style-name="ce93" office:value-type="string">
            <text:p>play</text:p>
          </table:table-cell>
          <table:table-cell table:style-name="ce95" office:value-type="string">
            <text:p>play,ch.C=patt-1,ch.D=patt-1,t.70,k.C,memo+</text:p>
          </table:table-cell>
          <table:table-cell table:style-name="ce98"/>
          <table:table-cell table:style-name="ce98" office:value-type="string">
            <text:p>-</text:p>
          </table:table-cell>
          <table:table-cell table:style-name="ce98" office:value-type="string">
            <text:p>1v</text:p>
          </table:table-cell>
          <table:table-cell table:style-name="ce99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3">
            <text:p>3</text:p>
          </table:table-cell>
          <table:table-cell table:style-name="ce64" office:value-type="string">
            <text:p>c.p.</text:p>
          </table:table-cell>
          <table:table-cell table:style-name="ce66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9" office:value-type="float" office:value="32">
            <text:p>32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1</text:p>
          </table:table-cell>
          <table:table-cell table:style-name="ce93" office:value-type="string">
            <text:p>rev</text:p>
          </table:table-cell>
          <table:table-cell table:style-name="ce97" office:value-type="string">
            <text:p>em=patt-1;p1</text:p>
          </table:table-cell>
          <table:table-cell table:style-name="ce92"/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1-09T14:40:18.07">
            <text:p>2019/11/9 14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4">
            <text:p>4</text:p>
          </table:table-cell>
          <table:table-cell table:style-name="ce64" office:value-type="string">
            <text:p>chord</text:p>
          </table:table-cell>
          <table:table-cell table:style-name="ce66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9" office:value-type="float" office:value="10">
            <text:p>10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7" office:value-type="string">
            <text:p>,var,chord=D,memo+</text:p>
          </table:table-cell>
          <table:table-cell table:style-name="ce92" office:value-type="string">
            <text:p>2019-09-30_17-28-22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99" office:value-type="date" office:date-value="2019-10-01T10:42:30.88">
            <text:p>2019/10/1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7">
            <text:p>17</text:p>
          </table:table-cell>
          <table:table-cell table:style-name="ce64" office:value-type="string">
            <text:p>chord-table</text:p>
          </table:table-cell>
          <table:table-cell table:style-name="ce66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9" office:value-type="float" office:value="25">
            <text:p>25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</text:p>
          </table:table-cell>
          <table:table-cell table:style-name="ce94" office:value-type="string">
            <text:p>var</text:p>
          </table:table-cell>
          <table:table-cell table:style-name="ce95" office:value-type="string">
            <text:p>,var,chord=C△-&gt;pattern-1;chord=D△-&gt;pattern-1</text:p>
          </table:table-cell>
          <table:table-cell table:style-name="ce98" office:value-type="string">
            <text:p>2019-10-03_17-35-54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99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6">
            <text:p>16</text:p>
          </table:table-cell>
          <table:table-cell table:style-name="ce64" office:value-type="string">
            <text:p>etude</text:p>
          </table:table-cell>
          <table:table-cell table:style-name="ce66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9" office:value-type="float" office:value="26">
            <text:p>26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f-1</text:p>
          </table:table-cell>
          <table:table-cell table:style-name="ce94" office:value-type="string">
            <text:p>var</text:p>
          </table:table-cell>
          <table:table-cell table:style-name="ce95" office:value-type="string">
            <text:p>,var,chord=C△-&gt;pattern-2;chord=D△-&gt;pattern-2</text:p>
          </table:table-cell>
          <table:table-cell table:style-name="ce98" office:value-type="string">
            <text:p>2019-10-03_17-35-54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99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5">
            <text:p>5</text:p>
          </table:table-cell>
          <table:table-cell table:style-name="ce65" office:value-type="string">
            <text:p>finger positions</text:p>
          </table:table-cell>
          <table:table-cell table:style-name="ce66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89" office:value-type="float" office:value="1">
            <text:p>1</text:p>
          </table:table-cell>
          <table:table-cell table:style-name="ce91" office:value-type="string">
            <text:p>f-1</text:p>
          </table:table-cell>
          <table:table-cell table:style-name="ce93"/>
          <table:table-cell table:style-name="ce95" office:value-type="string">
            <text:p>(1),k.C,cp=c.p.-1</text:p>
          </table:table-cell>
          <table:table-cell table:style-name="ce98" office:value-type="string">
            <text:p>2019-09-08_17-42-56_000.jpg</text:p>
          </table:table-cell>
          <table:table-cell table:style-name="ce89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09-09T10:26:34.7">
            <text:p>2019/9/9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6">
            <text:p>6</text:p>
          </table:table-cell>
          <table:table-cell table:style-name="ce64" office:value-type="string">
            <text:p>frase</text:p>
          </table:table-cell>
          <table:table-cell table:style-name="ce66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9" office:value-type="float" office:value="33">
            <text:p>33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1</text:p>
          </table:table-cell>
          <table:table-cell table:style-name="ce93" office:value-type="string">
            <text:p>n</text:p>
          </table:table-cell>
          <table:table-cell table:style-name="ce95" office:value-type="string">
            <text:p>-</text:p>
          </table:table-cell>
          <table:table-cell table:style-name="ce98"/>
          <table:table-cell table:style-name="ce89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99" office:value-type="date" office:date-value="2019-11-09T14:40:18.07">
            <text:p>2019/11/9 14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7">
            <text:p>7</text:p>
          </table:table-cell>
          <table:table-cell table:style-name="ce64" office:value-type="string">
            <text:p>harmonics</text:p>
          </table:table-cell>
          <table:table-cell table:style-name="ce66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9" office:value-type="float" office:value="35">
            <text:p>35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1</text:p>
          </table:table-cell>
          <table:table-cell table:style-name="ce93" office:value-type="string">
            <text:p>rev</text:p>
          </table:table-cell>
          <table:table-cell table:style-name="ce95"/>
          <table:table-cell table:style-name="ce98" office:value-type="string">
            <text:p>2019-11-08_15-39-29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99" office:value-type="date" office:date-value="2019-11-09T14:40:18.07">
            <text:p>2019/11/9 14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8">
            <text:p>8</text:p>
          </table:table-cell>
          <table:table-cell table:style-name="ce64" office:value-type="string">
            <text:p>harmony</text:p>
          </table:table-cell>
          <table:table-cell table:style-name="ce66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9" office:value-type="float" office:value="36">
            <text:p>36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f-12</text:p>
          </table:table-cell>
          <table:table-cell table:style-name="ce93" office:value-type="string">
            <text:p>n</text:p>
          </table:table-cell>
          <table:table-cell table:style-name="ce95"/>
          <table:table-cell table:style-name="ce98" office:value-type="string">
            <text:p>2019-11-08_15-39-29_000.jpg</text:p>
          </table:table-cell>
          <table:table-cell table:style-name="ce89" office:value-type="string">
            <text:p>frase</text:p>
          </table:table-cell>
          <table:table-cell table:style-name="ce92" office:value-type="float" office:value="3">
            <text:p>3</text:p>
          </table:table-cell>
          <table:table-cell table:style-name="ce99" office:value-type="date" office:date-value="2019-11-09T14:40:18.07">
            <text:p>2019/11/9 14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5">
            <text:p>15</text:p>
          </table:table-cell>
          <table:table-cell table:style-name="ce64" office:value-type="string">
            <text:p>memo</text:p>
          </table:table-cell>
          <table:table-cell table:style-name="ce66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9" office:value-type="float" office:value="37">
            <text:p>37</text:p>
          </table:table-cell>
          <table:table-cell table:style-name="ce89" office:value-type="float" office:value="4">
            <text:p>4</text:p>
          </table:table-cell>
          <table:table-cell table:style-name="ce91" office:value-type="string">
            <text:p>f-12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B-melody</text:p>
          </table:table-cell>
          <table:table-cell table:style-name="ce98" office:value-type="string">
            <text:p>2019-11-08_15-39-29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4">
            <text:p>4</text:p>
          </table:table-cell>
          <table:table-cell table:style-name="ce99" office:value-type="date" office:date-value="2019-11-09T14:40:18.07">
            <text:p>2019/11/9 14:4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9">
            <text:p>19</text:p>
          </table:table-cell>
          <table:table-cell table:style-name="ce64" office:value-type="string">
            <text:p>other</text:p>
          </table:table-cell>
          <table:table-cell table:style-name="ce66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9" office:value-type="float" office:value="38">
            <text:p>38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13</text:p>
          </table:table-cell>
          <table:table-cell table:style-name="ce93" office:value-type="string">
            <text:p>n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19-11-24_16-11-18_000.mov</text:p>
          </table:table-cell>
          <table:table-cell table:style-name="ce89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1-26T11:37:25.6">
            <text:p>2019/11/26 11:3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9">
            <text:p>9</text:p>
          </table:table-cell>
          <table:table-cell table:style-name="ce64" office:value-type="string">
            <text:p>research</text:p>
          </table:table-cell>
          <table:table-cell table:style-name="ce66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89" office:value-type="float" office:value="40">
            <text:p>40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13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19-11-26_16-00-10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0">
            <text:p>10</text:p>
          </table:table-cell>
          <table:table-cell table:style-name="ce64" office:value-type="string">
            <text:p>rhythm</text:p>
          </table:table-cell>
          <table:table-cell table:style-name="ce66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89" office:value-type="float" office:value="39">
            <text:p>39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4</text:p>
          </table:table-cell>
          <table:table-cell table:style-name="ce93" office:value-type="string">
            <text:p>n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19-11-24_16-11-18_000.mov</text:p>
          </table:table-cell>
          <table:table-cell table:style-name="ce89" office:value-type="string">
            <text:p>frase</text:p>
          </table:table-cell>
          <table:table-cell table:style-name="ce92" office:value-type="float" office:value="2">
            <text:p>2</text:p>
          </table:table-cell>
          <table:table-cell table:style-name="ce99" office:value-type="date" office:date-value="2019-11-26T11:38:10.28">
            <text:p>2019/11/26 11:3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8">
            <text:p>18</text:p>
          </table:table-cell>
          <table:table-cell table:style-name="ce64" office:value-type="string">
            <text:p>scale-table</text:p>
          </table:table-cell>
          <table:table-cell table:style-name="ce66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9" office:value-type="float" office:value="41">
            <text:p>41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4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-</text:p>
          </table:table-cell>
          <table:table-cell table:style-name="ce98" office:value-type="string">
            <text:p>2019-11-26_16-00-10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4">
            <text:p>14</text:p>
          </table:table-cell>
          <table:table-cell table:style-name="ce64" office:value-type="string">
            <text:p>song</text:p>
          </table:table-cell>
          <table:table-cell table:style-name="ce66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90" office:value-type="float" office:value="51">
            <text:p>51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5</text:p>
          </table:table-cell>
          <table:table-cell table:style-name="ce94" office:value-type="string">
            <text:p>n</text:p>
          </table:table-cell>
          <table:table-cell table:style-name="ce95" office:value-type="string">
            <text:p>,patt-1(1).n,t.70,k.C,theme=cp~1-step-up-down;LH-movement,R=2,patt-1(1)-2.n</text:p>
          </table:table-cell>
          <table:table-cell table:style-name="ce98" office:value-type="string">
            <text:p>2019-12-22_18-15-39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2,3</text:p>
          </table:table-cell>
          <table:table-cell table:style-name="ce99" office:value-type="date" office:date-value="2019-12-23T09:32:10.57">
            <text:p>2019/12/23 9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1">
            <text:p>11</text:p>
          </table:table-cell>
          <table:table-cell table:style-name="ce64" office:value-type="string">
            <text:p>struct</text:p>
          </table:table-cell>
          <table:table-cell table:style-name="ce66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90" office:value-type="float" office:value="52">
            <text:p>52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16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patt-1(2),orig=fs-1:1224-1,sn=1225-1(f-16),score~,chord=C;Em</text:p>
          </table:table-cell>
          <table:table-cell table:style-name="ce98" office:value-type="string">
            <text:p>2019-12-25_18-06-51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2-26T10:09:49.81">
            <text:p>2019/12/26 10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2">
            <text:p>12</text:p>
          </table:table-cell>
          <table:table-cell table:style-name="ce64" office:value-type="string">
            <text:p>technique</text:p>
          </table:table-cell>
          <table:table-cell table:style-name="ce66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90" office:value-type="float" office:value="53">
            <text:p>53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6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patt-2,score+,chord=C;Em</text:p>
          </table:table-cell>
          <table:table-cell table:style-name="ce98" office:value-type="string">
            <text:p>2019-12-25_18-06-51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99" office:value-type="date" office:date-value="2019-12-26T10:09:49.81">
            <text:p>2019/12/26 10:0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20">
            <text:p>20</text:p>
          </table:table-cell>
          <table:table-cell table:style-name="ce64" office:value-type="string">
            <text:p>wu</text:p>
          </table:table-cell>
          <table:table-cell table:style-name="ce66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9" office:value-type="float" office:value="54">
            <text:p>54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17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score+,block=A,k.C;F</text:p>
          </table:table-cell>
          <table:table-cell table:style-name="ce98" office:value-type="string">
            <text:p>2020-02-03_17-26-04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20-02-04T10:43:24">
            <text:p>2020/2/4 10:43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/>
          <table:table-cell table:style-name="ce64"/>
          <table:table-cell table:style-name="ce66"/>
          <table:table-cell table:style-name="ce46"/>
          <table:table-cell table:number-columns-repeated="1006"/>
        </table:table-row>
        <table:table-row table:style-name="ro6">
          <table:table-cell table:style-name="ce89" office:value-type="float" office:value="55">
            <text:p>55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17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mov-file=2019-1224,mov-loc=02:15~,block=B,k.~,score+</text:p>
          </table:table-cell>
          <table:table-cell table:style-name="ce98" office:value-type="string">
            <text:p>2020-02-04_18-10-26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20-02-05T11:16:53.99">
            <text:p>2020/2/5 11:1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56">
            <text:p>56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17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mov-file=~,mov-loc=~,block=B,patt-??.n,k.~,score+</text:p>
          </table:table-cell>
          <table:table-cell table:style-name="ce98" office:value-type="string">
            <text:p>2020-02-05_18-38-31_000.jpg</text:p>
          </table:table-cell>
          <table:table-cell table:style-name="ce89" office:value-type="string">
            <text:p>-</text:p>
          </table:table-cell>
          <table:table-cell table:style-name="ce89" office:value-type="float" office:value="1">
            <text:p>1</text:p>
          </table:table-cell>
          <table:table-cell table:style-name="ce99" office:value-type="date" office:date-value="2020-02-06T10:35:40.17">
            <text:p>2020/2/6 10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57">
            <text:p>57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7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mov-file=~,mov-loc=~,block=C.n,patt-~,k.~,score+</text:p>
          </table:table-cell>
          <table:table-cell table:style-name="ce98" office:value-type="string">
            <text:p>2020-02-05_18-38-31_000.jpg</text:p>
          </table:table-cell>
          <table:table-cell table:style-name="ce89" office:value-type="string">
            <text:p>-</text:p>
          </table:table-cell>
          <table:table-cell table:style-name="ce89" office:value-type="float" office:value="2">
            <text:p>2</text:p>
          </table:table-cell>
          <table:table-cell table:style-name="ce99" office:value-type="date" office:date-value="2020-02-06T10:35:40.17">
            <text:p>2020/2/6 10:3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58">
            <text:p>58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17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mov-file=~,mov-loc=~,block=B,patt-??.n,k.~,score+</text:p>
          </table:table-cell>
          <table:table-cell table:style-name="ce98" office:value-type="string">
            <text:p>2020-02-06_18-36-40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20-02-07T10:36:39.07">
            <text:p>2020/2/7 10:3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59">
            <text:p>59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17</text:p>
          </table:table-cell>
          <table:table-cell table:style-name="ce93" office:value-type="string">
            <text:p>patt</text:p>
          </table:table-cell>
          <table:table-cell table:style-name="ce95" office:value-type="string">
            <text:p>mov-file=~,mov-loc=~,block=D,patt-??.n,k.~,score+</text:p>
          </table:table-cell>
          <table:table-cell table:style-name="ce98" office:value-type="string">
            <text:p>2020-02-06_18-36-40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99" office:value-type="date" office:date-value="2020-02-07T10:36:39.07">
            <text:p>2020/2/7 10:3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45">
            <text:p>45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2</text:p>
          </table:table-cell>
          <table:table-cell table:style-name="ce94" office:value-type="string">
            <text:p>n</text:p>
          </table:table-cell>
          <table:table-cell table:style-name="ce95" office:value-type="string">
            <text:p>f-2.N,cp=1-5-6m-3m/4-1-4-5,R=1(domino),R=1</text:p>
          </table:table-cell>
          <table:table-cell table:style-name="ce98" office:value-type="string">
            <text:p>2019-09-29_14-16-28_000.jpg</text:p>
          </table:table-cell>
          <table:table-cell table:style-name="ce89" office:value-type="string">
            <text:p>frase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2-22T10:59:07.93">
            <text:p>2019/12/22 10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30">
            <text:p>30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f-2</text:p>
          </table:table-cell>
          <table:table-cell table:style-name="ce93" office:value-type="string">
            <text:p>play</text:p>
          </table:table-cell>
          <table:table-cell table:style-name="ce95" office:value-type="string">
            <text:p>play,eigen-memo=p.1_sec-2</text:p>
          </table:table-cell>
          <table:table-cell table:style-name="ce98"/>
          <table:table-cell table:style-name="ce89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99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21">
            <text:p>21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f-2</text:p>
          </table:table-cell>
          <table:table-cell table:style-name="ce93" office:value-type="string">
            <text:p>rev</text:p>
          </table:table-cell>
          <table:table-cell table:style-name="ce95" office:value-type="string">
            <text:p>rev,cp=1-5-6m-3m</text:p>
          </table:table-cell>
          <table:table-cell table:style-name="ce98" office:value-type="string">
            <text:p>2019-10-02_17-38-13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99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5">
            <text:p>5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2</text:p>
          </table:table-cell>
          <table:table-cell table:style-name="ce93" office:value-type="string">
            <text:p>var</text:p>
          </table:table-cell>
          <table:table-cell table:style-name="ce95"/>
          <table:table-cell table:style-name="ce98" office:value-type="string">
            <text:p>2019-09-29_14-16-28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99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47">
            <text:p>47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2</text:p>
          </table:table-cell>
          <table:table-cell table:style-name="ce93" office:value-type="string">
            <text:p>var</text:p>
          </table:table-cell>
          <table:table-cell table:style-name="ce95" office:value-type="string">
            <text:p>f-2,var,R=2</text:p>
          </table:table-cell>
          <table:table-cell table:style-name="ce98" office:value-type="string">
            <text:p>2019-09-29_14-16-28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2">
            <text:p>2</text:p>
          </table:table-cell>
          <table:table-cell table:style-name="ce99" office:value-type="date" office:date-value="2019-12-22T11:00:14.020001">
            <text:p>2019/12/22 11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">
            <text:p>4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2</text:p>
          </table:table-cell>
          <table:table-cell table:style-name="ce93"/>
          <table:table-cell table:style-name="ce95" office:value-type="string">
            <text:p>,cp=1-5-6m-3m/4-1-4-5,R=1(domino)</text:p>
          </table:table-cell>
          <table:table-cell table:style-name="ce98" office:value-type="string">
            <text:p>2019-09-29_14-16-28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1v,1d</text:p>
          </table:table-cell>
          <table:table-cell table:style-name="ce99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46">
            <text:p>46</text:p>
          </table:table-cell>
          <table:table-cell table:style-name="ce91" office:value-type="float" office:value="4">
            <text:p>4</text:p>
          </table:table-cell>
          <table:table-cell table:style-name="ce93" office:value-type="string">
            <text:p>f-3</text:p>
          </table:table-cell>
          <table:table-cell table:style-name="ce95" office:value-type="string">
            <text:p>n</text:p>
          </table:table-cell>
          <table:table-cell table:style-name="ce98" office:value-type="string">
            <text:p>f-3.N,th=6th-note,R=4</text:p>
          </table:table-cell>
          <table:table-cell table:style-name="ce98" office:value-type="string">
            <text:p>2019-09-29_14-16-28_000.jpg</text:p>
          </table:table-cell>
          <table:table-cell table:style-name="ce92" office:value-type="string">
            <text:p>frase</text:p>
          </table:table-cell>
          <table:table-cell table:style-name="ce92" office:value-type="float" office:value="4">
            <text:p>4</text:p>
          </table:table-cell>
          <table:table-cell table:style-name="ce99" office:value-type="date" office:date-value="2019-12-22T10:59:07.93">
            <text:p>2019/12/22 10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20">
            <text:p>20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3</text:p>
          </table:table-cell>
          <table:table-cell table:style-name="ce93" office:value-type="string">
            <text:p>rev</text:p>
          </table:table-cell>
          <table:table-cell table:style-name="ce95" office:value-type="string">
            <text:p>rev</text:p>
          </table:table-cell>
          <table:table-cell table:style-name="ce98" office:value-type="string">
            <text:p>2019-10-02_17-38-13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99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3">
            <text:p>13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5" office:value-type="string">
            <text:p>,var, theme=6th</text:p>
          </table:table-cell>
          <table:table-cell table:style-name="ce98" office:value-type="string">
            <text:p>R=3 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99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7">
            <text:p>17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5" office:value-type="string">
            <text:p>,var, theme=6th</text:p>
          </table:table-cell>
          <table:table-cell table:style-name="ce98" office:value-type="string">
            <text:p>2019-10-01_17-43-28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3v</text:p>
          </table:table-cell>
          <table:table-cell table:style-name="ce99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7">
            <text:p>7</text:p>
          </table:table-cell>
          <table:table-cell table:style-name="ce89" office:value-type="float" office:value="4">
            <text:p>4</text:p>
          </table:table-cell>
          <table:table-cell table:style-name="ce91" office:value-type="string">
            <text:p>f-3</text:p>
          </table:table-cell>
          <table:table-cell table:style-name="ce93"/>
          <table:table-cell table:style-name="ce95" office:value-type="string">
            <text:p>,th=6th-note</text:p>
          </table:table-cell>
          <table:table-cell table:style-name="ce98" office:value-type="string">
            <text:p>2019-09-29_14-16-28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4v</text:p>
          </table:table-cell>
          <table:table-cell table:style-name="ce99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1">
            <text:p>11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5"/>
          <table:table-cell table:style-name="ce98" office:value-type="string">
            <text:p>R=1 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1v</text:p>
          </table:table-cell>
          <table:table-cell table:style-name="ce99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5">
            <text:p>15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5"/>
          <table:table-cell table:style-name="ce98" office:value-type="string">
            <text:p>2019-10-01_17-43-28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1v</text:p>
          </table:table-cell>
          <table:table-cell table:style-name="ce99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9">
            <text:p>9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4</text:p>
          </table:table-cell>
          <table:table-cell table:style-name="ce93"/>
          <table:table-cell table:style-name="ce95" office:value-type="string">
            <text:p>,k.Dm,notes=L3m-1-5-5m+</text:p>
          </table:table-cell>
          <table:table-cell table:style-name="ce98" office:value-type="string">
            <text:p>2019-09-30_17-28-22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2v</text:p>
          </table:table-cell>
          <table:table-cell table:style-name="ce99" office:value-type="date" office:date-value="2019-10-01T10:42:30.88">
            <text:p>2019/10/1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9">
            <text:p>19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5</text:p>
          </table:table-cell>
          <table:table-cell table:style-name="ce93" office:value-type="string">
            <text:p>rev</text:p>
          </table:table-cell>
          <table:table-cell table:style-name="ce95" office:value-type="string">
            <text:p>rev,k.F#m,memo+</text:p>
          </table:table-cell>
          <table:table-cell table:style-name="ce98" office:value-type="string">
            <text:p>2019-10-02_17-38-13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1v</text:p>
          </table:table-cell>
          <table:table-cell table:style-name="ce99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2">
            <text:p>12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5" office:value-type="string">
            <text:p>,var,mov=2019-09-29</text:p>
          </table:table-cell>
          <table:table-cell table:style-name="ce98" office:value-type="string">
            <text:p>R=2 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2v</text:p>
          </table:table-cell>
          <table:table-cell table:style-name="ce99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6">
            <text:p>16</text:p>
          </table:table-cell>
          <table:table-cell table:style-name="ce89" office:value-type="float" office:value="2">
            <text:p>2</text:p>
          </table:table-cell>
          <table:table-cell table:style-name="ce91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5" office:value-type="string">
            <text:p>,var,mov=2019-09-29</text:p>
          </table:table-cell>
          <table:table-cell table:style-name="ce98" office:value-type="string">
            <text:p>2019-10-01_17-43-28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2v</text:p>
          </table:table-cell>
          <table:table-cell table:style-name="ce99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28">
            <text:p>28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6</text:p>
          </table:table-cell>
          <table:table-cell table:style-name="ce93" office:value-type="string">
            <text:p>prac</text:p>
          </table:table-cell>
          <table:table-cell table:style-name="ce95" office:value-type="string">
            <text:p>practice </text:p>
          </table:table-cell>
          <table:table-cell table:style-name="ce98"/>
          <table:table-cell table:style-name="ce89" office:value-type="string">
            <text:p>-</text:p>
          </table:table-cell>
          <table:table-cell table:style-name="ce92"/>
          <table:table-cell table:style-name="ce99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23">
            <text:p>23</text:p>
          </table:table-cell>
          <table:table-cell table:style-name="ce89" office:value-type="float" office:value="5">
            <text:p>5</text:p>
          </table:table-cell>
          <table:table-cell table:style-name="ce91" office:value-type="string">
            <text:p>f-6</text:p>
          </table:table-cell>
          <table:table-cell table:style-name="ce93" office:value-type="string">
            <text:p>rev</text:p>
          </table:table-cell>
          <table:table-cell table:style-name="ce95" office:value-type="string">
            <text:p>rev,var,time=0.00~,memo+</text:p>
          </table:table-cell>
          <table:table-cell table:style-name="ce98" office:value-type="string">
            <text:p>2019-10-02_17-38-13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5v</text:p>
          </table:table-cell>
          <table:table-cell table:style-name="ce99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4">
            <text:p>14</text:p>
          </table:table-cell>
          <table:table-cell table:style-name="ce89" office:value-type="float" office:value="4">
            <text:p>4</text:p>
          </table:table-cell>
          <table:table-cell table:style-name="ce91" office:value-type="string">
            <text:p>f-6</text:p>
          </table:table-cell>
          <table:table-cell table:style-name="ce93"/>
          <table:table-cell table:style-name="ce95" office:value-type="string">
            <text:p>,theme=random</text:p>
          </table:table-cell>
          <table:table-cell table:style-name="ce98" office:value-type="string">
            <text:p>2019-10-01_17-43-28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4v</text:p>
          </table:table-cell>
          <table:table-cell table:style-name="ce99" office:value-type="date" office:date-value="2019-10-02T09:25:23.69">
            <text:p>2019/10/2 9:25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24">
            <text:p>24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f-7</text:p>
          </table:table-cell>
          <table:table-cell table:style-name="ce93" office:value-type="string">
            <text:p>prac</text:p>
          </table:table-cell>
          <table:table-cell table:style-name="ce95" office:value-type="string">
            <text:p>f-6(--&gt; f-7),practice</text:p>
          </table:table-cell>
          <table:table-cell table:style-name="ce98" office:value-type="string">
            <text:p>2019-10-03_17-35-54_000.jpg</text:p>
          </table:table-cell>
          <table:table-cell table:style-name="ce89" office:value-type="string">
            <text:p>-</text:p>
          </table:table-cell>
          <table:table-cell table:style-name="ce92" office:value-type="string">
            <text:p>1v</text:p>
          </table:table-cell>
          <table:table-cell table:style-name="ce99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18">
            <text:p>18</text:p>
          </table:table-cell>
          <table:table-cell table:style-name="ce89" office:value-type="float" office:value="4">
            <text:p>4</text:p>
          </table:table-cell>
          <table:table-cell table:style-name="ce91" office:value-type="string">
            <text:p>f-7</text:p>
          </table:table-cell>
          <table:table-cell table:style-name="ce93"/>
          <table:table-cell table:style-name="ce95" office:value-type="string">
            <text:p>,theme=random</text:p>
          </table:table-cell>
          <table:table-cell table:style-name="ce98" office:value-type="string">
            <text:p>2019-10-01_17-43-28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4v</text:p>
          </table:table-cell>
          <table:table-cell table:style-name="ce99" office:value-type="date" office:date-value="2019-10-05T09:46:30.2">
            <text:p>2019/10/5 9:4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22">
            <text:p>22</text:p>
          </table:table-cell>
          <table:table-cell table:style-name="ce89" office:value-type="float" office:value="4">
            <text:p>4</text:p>
          </table:table-cell>
          <table:table-cell table:style-name="ce91" office:value-type="string">
            <text:p>f-8</text:p>
          </table:table-cell>
          <table:table-cell table:style-name="ce93"/>
          <table:table-cell table:style-name="ce95" office:value-type="string">
            <text:p>,random</text:p>
          </table:table-cell>
          <table:table-cell table:style-name="ce98" office:value-type="string">
            <text:p>2019-10-02_17-38-13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4v</text:p>
          </table:table-cell>
          <table:table-cell table:style-name="ce99" office:value-type="date" office:date-value="2019-10-05T09:50:29.24">
            <text:p>2019/10/5 9:5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27">
            <text:p>27</text:p>
          </table:table-cell>
          <table:table-cell table:style-name="ce89" office:value-type="float" office:value="4">
            <text:p>4</text:p>
          </table:table-cell>
          <table:table-cell table:style-name="ce91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5" office:value-type="string">
            <text:p>,random</text:p>
          </table:table-cell>
          <table:table-cell table:style-name="ce98" office:value-type="string">
            <text:p>2019-10-03_17-35-54_000.jpg</text:p>
          </table:table-cell>
          <table:table-cell table:style-name="ce89" office:value-type="string">
            <text:p>frase</text:p>
          </table:table-cell>
          <table:table-cell table:style-name="ce92" office:value-type="string">
            <text:p>4v</text:p>
          </table:table-cell>
          <table:table-cell table:style-name="ce99" office:value-type="date" office:date-value="2019-10-05T10:42:04.34">
            <text:p>2019/10/5 10:4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31">
            <text:p>31</text:p>
          </table:table-cell>
          <table:table-cell table:style-name="ce89" office:value-type="float" office:value="4">
            <text:p>4</text:p>
          </table:table-cell>
          <table:table-cell table:style-name="ce91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5" office:value-type="string">
            <text:p>,genre=blues-like</text:p>
          </table:table-cell>
          <table:table-cell table:style-name="ce98"/>
          <table:table-cell table:style-name="ce89" office:value-type="string">
            <text:p>frase</text:p>
          </table:table-cell>
          <table:table-cell table:style-name="ce92" office:value-type="string">
            <text:p>3v</text:p>
          </table:table-cell>
          <table:table-cell table:style-name="ce99" office:value-type="date" office:date-value="2019-10-08T10:17:09.06">
            <text:p>2019/10/8 10:1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3">
            <text:p>3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m-1</text:p>
          </table:table-cell>
          <table:table-cell table:style-name="ce93"/>
          <table:table-cell table:style-name="ce95" office:value-type="string">
            <text:p>(3) LH.movement-1</text:p>
          </table:table-cell>
          <table:table-cell table:style-name="ce98" office:value-type="string">
            <text:p>2019-09-08_17-42-56_000.jpg</text:p>
          </table:table-cell>
          <table:table-cell table:style-name="ce89" office:value-type="string">
            <text:p>memo</text:p>
          </table:table-cell>
          <table:table-cell table:style-name="ce92" office:value-type="string">
            <text:p>-</text:p>
          </table:table-cell>
          <table:table-cell table:style-name="ce99" office:value-type="date" office:date-value="2019-09-09T10:26:34.7">
            <text:p>2019/9/9 10:26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44">
            <text:p>44</text:p>
          </table:table-cell>
          <table:table-cell table:style-name="ce92" office:value-type="float" office:value="3">
            <text:p>3</text:p>
          </table:table-cell>
          <table:table-cell table:style-name="ce91" office:value-type="string">
            <text:p>r-1</text:p>
          </table:table-cell>
          <table:table-cell table:style-name="ce94" office:value-type="string">
            <text:p>n</text:p>
          </table:table-cell>
          <table:table-cell table:style-name="ce95" office:value-type="string">
            <text:p>,cp=1-5-6m-3m/4-1-4-5,k.D,k.F#m,R=3</text:p>
          </table:table-cell>
          <table:table-cell table:style-name="ce98" office:value-type="string">
            <text:p>2019-09-29_14-16-28_000.jpg</text:p>
          </table:table-cell>
          <table:table-cell table:style-name="ce90" office:value-type="string">
            <text:p>research</text:p>
          </table:table-cell>
          <table:table-cell table:style-name="ce92" office:value-type="float" office:value="3">
            <text:p>3</text:p>
          </table:table-cell>
          <table:table-cell table:style-name="ce99" office:value-type="date" office:date-value="2019-12-22T10:57:28.46">
            <text:p>2019/12/22 10:57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42">
            <text:p>42</text:p>
          </table:table-cell>
          <table:table-cell table:style-name="ce92" office:value-type="float" office:value="1">
            <text:p>1</text:p>
          </table:table-cell>
          <table:table-cell table:style-name="ce91" office:value-type="string">
            <text:p>r-2</text:p>
          </table:table-cell>
          <table:table-cell table:style-name="ce96" office:value-type="string">
            <text:p>n</text:p>
          </table:table-cell>
          <table:table-cell table:style-name="ce95" office:value-type="string">
            <text:p>.n,t.80,score+,k.C</text:p>
          </table:table-cell>
          <table:table-cell table:style-name="ce98" office:value-type="string">
            <text:p>2019-12-15_17-23-52_000.jpg</text:p>
          </table:table-cell>
          <table:table-cell table:style-name="ce89" office:value-type="string">
            <text:p>research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2-16T09:38:59.19">
            <text:p>2019/12/16 9:38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43">
            <text:p>43</text:p>
          </table:table-cell>
          <table:table-cell table:style-name="ce92" office:value-type="float" office:value="1">
            <text:p>1</text:p>
          </table:table-cell>
          <table:table-cell table:style-name="ce91" office:value-type="string">
            <text:p>r-2</text:p>
          </table:table-cell>
          <table:table-cell table:style-name="ce94" office:value-type="string">
            <text:p>patt</text:p>
          </table:table-cell>
          <table:table-cell table:style-name="ce95" office:value-type="string">
            <text:p>,n-2(1).n,n-2(2).n,n-2(3).n,t.90,score+,k.C</text:p>
          </table:table-cell>
          <table:table-cell table:style-name="ce98" office:value-type="string">
            <text:p>2019-12-19_15-20-59_000.jpg</text:p>
          </table:table-cell>
          <table:table-cell table:style-name="ce90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2-20T09:32:19.38">
            <text:p>2019/12/20 9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48">
            <text:p>48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r-2</text:p>
          </table:table-cell>
          <table:table-cell table:style-name="ce94" office:value-type="string">
            <text:p>patt</text:p>
          </table:table-cell>
          <table:table-cell table:style-name="ce95" office:value-type="string">
            <text:p>,t.80,score+</text:p>
          </table:table-cell>
          <table:table-cell table:style-name="ce98" office:value-type="string">
            <text:p>2019-12-20_09-11-56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2-22T11:30:40.73">
            <text:p>2019/12/22 11:3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49">
            <text:p>49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r-2</text:p>
          </table:table-cell>
          <table:table-cell table:style-name="ce94" office:value-type="string">
            <text:p>rev</text:p>
          </table:table-cell>
          <table:table-cell table:style-name="ce95" office:value-type="string">
            <text:p>n-2(3).n,score+,n-2(4),src=k-1219-1:3.50,n-2(4)-2,score+,k.C</text:p>
          </table:table-cell>
          <table:table-cell table:style-name="ce98" office:value-type="string">
            <text:p>2019-12-20_18-00-07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2-22T11:31:16.11">
            <text:p>2019/12/22 11:31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90" office:value-type="float" office:value="50">
            <text:p>50</text:p>
          </table:table-cell>
          <table:table-cell table:style-name="ce89" office:value-type="float" office:value="1">
            <text:p>1</text:p>
          </table:table-cell>
          <table:table-cell table:style-name="ce91" office:value-type="string">
            <text:p>r-2</text:p>
          </table:table-cell>
          <table:table-cell table:style-name="ce93" office:value-type="string">
            <text:p>rev</text:p>
          </table:table-cell>
          <table:table-cell table:style-name="ce95" office:value-type="string">
            <text:p>n-2(4)-3.n,score+,n-2(5)-1.n,score+</text:p>
          </table:table-cell>
          <table:table-cell table:style-name="ce98" office:value-type="string">
            <text:p>2019-12-22_18-15-39_000.jpg</text:p>
          </table:table-cell>
          <table:table-cell table:style-name="ce89" office:value-type="string">
            <text:p>-</text:p>
          </table:table-cell>
          <table:table-cell table:style-name="ce92" office:value-type="float" office:value="1">
            <text:p>1</text:p>
          </table:table-cell>
          <table:table-cell table:style-name="ce99" office:value-type="date" office:date-value="2019-12-23T09:32:10.57">
            <text:p>2019/12/23 9:3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6">
            <text:p>6</text:p>
          </table:table-cell>
          <table:table-cell table:style-name="ce89" office:value-type="float" office:value="3">
            <text:p>3</text:p>
          </table:table-cell>
          <table:table-cell table:style-name="ce91" office:value-type="string">
            <text:p>rs-1</text:p>
          </table:table-cell>
          <table:table-cell table:style-name="ce93"/>
          <table:table-cell table:style-name="ce95" office:value-type="string">
            <text:p>,cp=1-5-6m-3m/4-1-4-5,k.D,k.F#m</text:p>
          </table:table-cell>
          <table:table-cell table:style-name="ce98" office:value-type="string">
            <text:p>2019-09-29_14-16-28_000.jpg</text:p>
          </table:table-cell>
          <table:table-cell table:style-name="ce89" office:value-type="string">
            <text:p>research</text:p>
          </table:table-cell>
          <table:table-cell table:style-name="ce92" office:value-type="string">
            <text:p>3v</text:p>
          </table:table-cell>
          <table:table-cell table:style-name="ce99" office:value-type="date" office:date-value="2019-10-01T08:59:51.04">
            <text:p>2019/10/1 8:59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table:number-columns-repeated="2"/>
          <table:table-cell table:style-name="ce91"/>
          <table:table-cell table:style-name="ce93"/>
          <table:table-cell table:style-name="ce95"/>
          <table:table-cell table:style-name="ce98"/>
          <table:table-cell table:style-name="ce89"/>
          <table:table-cell table:style-name="ce92"/>
          <table:table-cell table:style-name="ce99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8" table:formula="of:=NOW()" office:value-type="date" office:date-value="2020-02-09T13:22:22.99">
            <text:p>2020/2/9 13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4" office:value-type="string">
            <text:p>rs-24</text:p>
          </table:table-cell>
          <table:table-cell table:style-name="ce54" office:value-type="string">
            <text:p>,tune=d.C </text:p>
          </table:table-cell>
          <table:table-cell table:style-name="ce54"/>
          <table:table-cell table:number-columns-repeated="2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4" office:value-type="string">
            <text:p>,k.D,tune=d.D</text:p>
          </table:table-cell>
          <table:table-cell table:style-name="ce54" office:value-type="string">
            <text:p>R=1 </text:p>
          </table:table-cell>
          <table:table-cell table:number-columns-repeated="2"/>
          <table:table-cell table:style-name="ce52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4" office:value-type="string">
            <text:p>f-64</text:p>
          </table:table-cell>
          <table:table-cell table:style-name="ce54" office:value-type="string">
            <text:p>,tune=d.D</text:p>
          </table:table-cell>
          <table:table-cell table:style-name="ce54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4" office:value-type="string">
            <text:p>f-64</text:p>
          </table:table-cell>
          <table:table-cell table:style-name="ce54" office:value-type="string">
            <text:p>var,type=tap-guitar</text:p>
          </table:table-cell>
          <table:table-cell table:style-name="ce54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s-4</text:p>
          </table:table-cell>
          <table:table-cell table:style-name="ce54" office:value-type="string">
            <text:p>var,memo-eigen=sec-3;p.1</text:p>
          </table:table-cell>
          <table:table-cell table:style-name="ce54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4" office:value-type="string">
            <text:p>s-4</text:p>
          </table:table-cell>
          <table:table-cell table:style-name="ce54" office:value-type="string">
            <text:p>var,memo-eigen=sec-2;p.1;patt-4,(2)</text:p>
          </table:table-cell>
          <table:table-cell table:style-name="ce54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4" office:value-type="string">
            <text:p>f-65</text:p>
          </table:table-cell>
          <table:table-cell table:style-name="ce54" office:value-type="string">
            <text:p>,k.A,chords=A;D;E</text:p>
          </table:table-cell>
          <table:table-cell table:style-name="ce54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5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6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7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8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66.116cm" draw:caption-point-x="-1.353cm" draw:caption-point-y="2.472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5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3"/>
        <table:table-column table:style-name="co5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7" table:default-cell-style-name="ce53"/>
        <table:table-column table:style-name="co8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9" table:number-columns-repeated="1006" table:default-cell-style-name="ce53"/>
        <table:table-row table:style-name="ro1">
          <table:table-cell table:style-name="ce35" table:formula="of:=CONCATENATE(&quot;sn(&quot;;MAX(range_sn);&quot;)&quot;)" office:value-type="string" office:string-value="sn(155)">
            <text:p>sn(155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9" office:value-type="string">
            <text:p>*</text:p>
          </table:table-cell>
          <table:table-cell table:style-name="ce59"/>
          <table:table-cell table:style-name="ce60" table:formula="of:=CONCATENATE(&quot;sn(&quot;;MAX([.L2:.L4]);&quot;)&quot;)" office:value-type="string" office:string-value="sn(13)">
            <text:p>sn(13)</text:p>
          </table:table-cell>
          <table:table-cell table:style-name="ce63" office:value-type="string">
            <text:p>type</text:p>
          </table:table-cell>
          <table:table-cell table:style-name="ce63" office:value-type="string">
            <text:p>num</text:p>
          </table:table-cell>
          <table:table-cell table:style-name="ce67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00" office:value-type="float" office:value="1">
            <text:p>1</text:p>
          </table:table-cell>
          <table:table-cell table:style-name="ce102"/>
          <table:table-cell table:style-name="ce103" office:value-type="string">
            <text:p>f-1</text:p>
          </table:table-cell>
          <table:table-cell table:style-name="ce104"/>
          <table:table-cell table:style-name="ce102" office:value-type="string">
            <text:p>:m music / log / kb / || f-1 patterns chord=C:pattern-1,pattern-2 chord=D:pattern-1,pattern-2</text:p>
          </table:table-cell>
          <table:table-cell table:style-name="ce107" office:value-type="string">
            <text:p>2019-10-03_17-35-28_000.jpg</text:p>
          </table:table-cell>
          <table:table-cell table:style-name="ce101" office:value-type="string">
            <text:p>-</text:p>
          </table:table-cell>
          <table:table-cell table:style-name="ce102" office:value-type="string">
            <text:p>-</text:p>
          </table:table-cell>
          <table:table-cell table:style-name="ce108" office:value-type="date" office:date-value="2019-10-05T11:00:52.35">
            <text:p>2019/10/5 11:00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">
            <text:p>1</text:p>
          </table:table-cell>
          <table:table-cell table:style-name="ce64" office:value-type="string">
            <text:p>arpeggio</text:p>
          </table:table-cell>
          <table:table-cell table:style-name="ce66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00" office:value-type="float" office:value="2">
            <text:p>2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13">
            <text:p>13</text:p>
          </table:table-cell>
          <table:table-cell table:style-name="ce64" office:value-type="string">
            <text:p>backing</text:p>
          </table:table-cell>
          <table:table-cell table:style-name="ce66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00" office:value-type="float" office:value="3">
            <text:p>3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1" office:value-type="float" office:value="2">
            <text:p>2</text:p>
          </table:table-cell>
          <table:table-cell table:style-name="ce65" office:value-type="string">
            <text:p>backing_staccato</text:p>
          </table:table-cell>
          <table:table-cell table:style-name="ce66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7" table:number-columns-repeated="2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6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2" office:value-type="string">
            <text:p>*</text:p>
          </table:table-cell>
          <table:table-cell table:style-name="ce58" table:formula="of:=NOW()" office:value-type="date" office:date-value="2020-02-09T13:22:23.09">
            <text:p>2020/2/9 13:22</text:p>
          </table:table-cell>
          <table:table-cell table:style-name="ce52" office:value-type="string">
            <text:p>*</text:p>
          </table:table-cell>
          <table:table-cell table:style-name="ce52"/>
          <table:table-cell table:style-name="ce62"/>
          <table:table-cell table:style-name="ce52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f-6(--&gt; f-7),practice</text:p>
          </table:table-cell>
          <table:table-cell table:style-name="ce54" office:value-type="string">
            <text:p>R=1 </text:p>
          </table:table-cell>
          <table:table-cell table:style-name="ce5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4" office:value-type="string">
            <text:p>f-1,var,chord=C△-&gt;pattern-1;chord=D△-&gt;pattern-1</text:p>
          </table:table-cell>
          <table:table-cell table:style-name="ce54" office:value-type="string">
            <text:p>R=2 </text:p>
          </table:table-cell>
          <table:table-cell table:style-name="ce5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4" office:value-type="string">
            <text:p>f-1,var,chord=C△-&gt;pattern-2;chord=D△-&gt;pattern-2</text:p>
          </table:table-cell>
          <table:table-cell table:style-name="ce54" office:value-type="string">
            <text:p>R=3 </text:p>
          </table:table-cell>
          <table:table-cell table:style-name="ce54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4" office:value-type="string">
            <text:p>f-9</text:p>
          </table:table-cell>
          <table:table-cell table:style-name="ce54" office:value-type="string">
            <text:p>,random</text:p>
          </table:table-cell>
          <table:table-cell table:style-name="ce54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4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5"/>
          <table:table-cell table:style-name="ce55" office:value-type="string">
            <text:p>steps</text:p>
          </table:table-cell>
          <table:table-cell table:style-name="ce55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4" office:value-type="string">
            <text:p>copy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c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4"/>
          <table:table-cell table:style-name="ce54" office:value-type="string">
            <text:p>sakura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4" office:value-type="string">
            <text:p>replace : </text:p>
          </table:table-cell>
          <table:table-cell table:style-name="ce54" table:number-columns-repeated="2"/>
          <table:table-cell table:style-name="ce54" office:value-type="string">
            <text:p>\|\| </text:p>
          </table:table-cell>
          <table:table-cell table:style-name="ce54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4" table:number-columns-repeated="3"/>
          <table:table-cell table:style-name="ce54" office:value-type="string">
            <text:p>(s\.\d+):</text:p>
          </table:table-cell>
          <table:table-cell table:style-name="ce54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4" table:number-columns-repeated="3"/>
          <table:table-cell table:style-name="ce54" office:value-type="string">
            <text:p>\.N,</text:p>
          </table:table-cell>
          <table:table-cell table:style-name="ce54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4" table:number-columns-repeated="3"/>
          <table:table-cell table:style-name="ce54" office:value-type="string">
            <text:p>s\.(\d+?)</text:p>
          </table:table-cell>
          <table:table-cell table:style-name="ce54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^(\d+?\t.+-\d+),</text:p>
          </table:table-cell>
          <table:table-cell table:style-name="ce54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4" table:number-columns-repeated="3"/>
          <table:table-cell table:style-name="ce54" office:value-type="string">
            <text:p>(\d);var</text:p>
          </table:table-cell>
          <table:table-cell table:style-name="ce54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4" table:number-columns-repeated="2"/>
          <table:table-cell table:style-name="ce54" office:value-type="string">
            <text:p>C – a &gt; C – c</text:p>
          </table:table-cell>
          <table:table-cell table:style-name="ce54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4" office:value-type="string">
            <text:p>paste</text:p>
          </table:table-cell>
          <table:table-cell table:style-name="ce54" office:value-type="string">
            <text:p>entries.ods</text:p>
          </table:table-cell>
          <table:table-cell table:style-name="ce54" office:value-type="string">
            <text:p>C – v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4" office:value-type="string">
            <text:p>C/P : session num, code</text:p>
          </table:table-cell>
          <table:table-cell table:style-name="ce54"/>
          <table:table-cell table:style-name="ce54" office:value-type="string">
            <text:p>-</text:p>
          </table:table-cell>
          <table:table-cell table:style-name="ce54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4" office:value-type="string">
            <text:p>C/P : memos</text:p>
          </table:table-cell>
          <table:table-cell table:style-name="ce54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4" office:value-type="string">
            <text:p>C/P : file nam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4" office:value-type="string">
            <text:p>genre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4" office:value-type="string">
            <text:p>time</text:p>
          </table:table-cell>
          <table:table-cell table:style-name="ce54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4" office:value-type="string">
            <text:p>s.n.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4" office:value-type="string">
            <text:p>edit range</text:p>
          </table:table-cell>
          <table:table-cell table:style-name="ce56"/>
          <table:table-cell table:style-name="ce54"/>
          <table:table-cell table:style-name="ce54" office:value-type="string">
            <text:p>M – d &gt; a</text:p>
          </table:table-cell>
          <table:table-cell table:style-name="ce5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4" office:value-type="string">
            <text:p>sort : col : C-D-A</text:p>
          </table:table-cell>
          <table:table-cell table:style-name="ce56"/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177cm" draw:caption-point-x="-1.353cm" draw:caption-point-y="2.272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target-range-address="kb.A2:kb.I54" table:contains-header="false">
          <table:sort>
            <table:sort-by table:field-number="6" table:data-type="automatic"/>
            <table:sort-by table:field-number="2" table:data-type="automatic"/>
          </table:sort>
        </table:database-range>
        <table:database-range table:name="range_all_data" table:target-range-address="gt.A2:gt.I18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180" table:on-update-keep-styles="true" table:on-update-keep-size="false"/>
        <table:database-range table:name="range_genre__kb" table:target-range-address="kb.G2:kb.G70"/>
        <table:database-range table:name="range_sn" table:target-range-address="gt.A2:gt.A180" table:on-update-keep-styles="true" table:on-update-keep-size="false"/>
        <table:database-range table:name="range_sn__kb" table:target-range-address="kb.A2:kb.A7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9">2020/02/09</text:date>, <text:time>13:22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2-09T13:22:21.81</dc:date>
    <dc:creator>iwabuchi ken</dc:creator>
    <meta:editing-duration>P6DT21H13M58S</meta:editing-duration>
    <meta:editing-cycles>642</meta:editing-cycles>
    <meta:generator>OpenOffice/4.1.3$Win32 OpenOffice.org_project/413m1$Build-9783</meta:generator>
    <meta:document-statistic meta:table-count="7" meta:cell-count="4029" meta:object-count="0"/>
    <meta:user-defined meta:name="sheets-banding"/>
    <meta:user-defined meta:name="sheets-original-selection"/>
  </office:meta>
</office:document-meta>
</file>